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margin-top="0cm" fo:margin-bottom="0cm" style:contextual-spacing="false" fo:text-align="justify"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Heading_20_3">
      <style:paragraph-properties fo:text-align="justify" style:justify-single-word="false"/>
    </style:style>
    <style:style style:name="P6" style:family="paragraph" style:parent-style-name="Text_20_body">
      <style:paragraph-properties fo:margin-top="0cm" fo:margin-bottom="0cm" style:contextual-spacing="false" fo:text-align="justify" style:justify-single-word="false"/>
    </style:style>
    <style:style style:name="P7" style:family="paragraph" style:parent-style-name="Text_20_body">
      <style:paragraph-properties fo:margin-left="0cm" fo:margin-right="0cm" fo:margin-top="0cm" fo:margin-bottom="0cm" style:contextual-spacing="false" fo:text-align="justify" style:justify-single-word="false" fo:text-indent="0cm" style:auto-text-indent="false"/>
    </style:style>
    <style:style style:name="P8" style:family="paragraph" style:parent-style-name="Text_20_body" style:list-style-name="L2">
      <style:paragraph-properties fo:margin-top="0cm" fo:margin-bottom="0cm" style:contextual-spacing="false"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3">
      <style:paragraph-properties fo:margin-top="0cm" fo:margin-bottom="0cm" style:contextual-spacing="false" fo:text-align="justify" style:justify-single-word="false"/>
    </style:style>
    <style:style style:name="P11" style:family="paragraph" style:parent-style-name="Text_20_body" style:list-style-name="L3">
      <style:paragraph-properties fo:text-align="justify" style:justify-single-word="false"/>
    </style:style>
    <style:style style:name="P12" style:family="paragraph" style:parent-style-name="Text_20_body" style:list-style-name="L4">
      <style:paragraph-properties fo:margin-left="0cm" fo:margin-right="0cm" fo:text-align="justify" style:justify-single-word="false" fo:text-indent="0cm" style:auto-text-indent="false"/>
    </style:style>
    <style:style style:name="P13" style:family="paragraph" style:parent-style-name="Text_20_body" style:list-style-name="L4">
      <style:paragraph-properties fo:margin-top="0cm" fo:margin-bottom="0cm" style:contextual-spacing="false" fo:text-align="justify" style:justify-single-word="false"/>
    </style:style>
    <style:style style:name="P14" style:family="paragraph" style:parent-style-name="Text_20_body" style:list-style-name="L4">
      <style:paragraph-properties fo:text-align="justify" style:justify-single-word="false"/>
    </style:style>
    <style:style style:name="P15" style:family="paragraph" style:parent-style-name="Preformatted_20_Text">
      <style:paragraph-properties fo:text-align="justify" style:justify-single-word="false"/>
    </style:style>
    <style:style style:name="P16" style:family="paragraph" style:parent-style-name="Preformatted_20_Text">
      <style:paragraph-properties fo:margin-top="0cm" fo:margin-bottom="0.499cm" style:contextual-spacing="false" fo:text-align="justify" style:justify-single-word="false"/>
    </style:style>
    <style:style style:name="P17" style:family="paragraph" style:parent-style-name="Preformatted_20_Text">
      <style:paragraph-properties fo:margin-top="0cm" fo:margin-bottom="0.247cm" style:contextual-spacing="false" fo:line-height="115%" fo:text-align="justify" style:justify-single-word="false"/>
    </style:style>
    <style:style style:name="P18" style:family="paragraph" style:parent-style-name="Preformatted_20_Text">
      <style:paragraph-properties fo:margin-top="0cm" fo:margin-bottom="0.499cm" style:contextual-spacing="false" fo:line-height="115%" fo:text-align="justify" style:justify-single-word="false"/>
    </style:style>
    <style:style style:name="P19" style:family="paragraph" style:parent-style-name="Heading_20_3">
      <style:paragraph-properties fo:margin-top="0cm" fo:margin-bottom="0.247cm" style:contextual-spacing="false" fo:line-height="115%" fo:text-align="justify" style:justify-single-word="false"/>
    </style:style>
    <style:style style:name="P20" style:family="paragraph" style:parent-style-name="Text_20_body" style:list-style-name="L5">
      <style:paragraph-properties fo:text-align="justify" style:justify-single-word="false"/>
    </style:style>
    <style:style style:name="P21" style:family="paragraph" style:parent-style-name="Text_20_body" style:list-style-name="L6">
      <style:paragraph-properties fo:margin-left="0cm" fo:margin-right="0cm" fo:text-align="justify" style:justify-single-word="false" fo:text-indent="0cm" style:auto-text-indent="false"/>
    </style:style>
    <style:style style:name="P22" style:family="paragraph" style:parent-style-name="Text_20_body" style:list-style-name="L7">
      <style:paragraph-properties fo:margin-top="0cm" fo:margin-bottom="0cm" style:contextual-spacing="false" fo:text-align="justify" style:justify-single-word="false"/>
    </style:style>
    <style:style style:name="P23" style:family="paragraph" style:parent-style-name="Text_20_body" style:list-style-name="L7">
      <style:paragraph-properties fo:margin-left="0cm" fo:margin-right="0cm" fo:margin-top="0cm" fo:margin-bottom="0cm" style:contextual-spacing="false" fo:text-align="justify" style:justify-single-word="false" fo:text-indent="0cm" style:auto-text-indent="false"/>
    </style:style>
    <style:style style:name="P24" style:family="paragraph" style:parent-style-name="Text_20_body" style:list-style-name="L7">
      <style:paragraph-properties fo:text-align="justify" style:justify-single-word="false"/>
    </style:style>
    <style:style style:name="P25" style:family="paragraph" style:parent-style-name="Text_20_body" style:list-style-name="L8">
      <style:paragraph-properties fo:margin-top="0cm" fo:margin-bottom="0cm" style:contextual-spacing="false" fo:text-align="justify" style:justify-single-word="false"/>
    </style:style>
    <style:style style:name="P26" style:family="paragraph" style:parent-style-name="Text_20_body" style:list-style-name="L8">
      <style:paragraph-properties fo:text-align="justify" style:justify-single-word="false"/>
    </style:style>
    <style:style style:name="P27" style:family="paragraph" style:parent-style-name="Text_20_body" style:list-style-name="L9">
      <style:paragraph-properties fo:text-align="justify" style:justify-single-word="false"/>
    </style:style>
    <style:style style:name="P28" style:family="paragraph" style:parent-style-name="Heading_20_6">
      <style:paragraph-properties fo:margin-top="0cm" fo:margin-bottom="0.247cm" style:contextual-spacing="false" fo:line-height="115%" fo:text-align="justify" style:justify-single-word="false"/>
    </style:style>
    <style:style style:name="P29" style:family="paragraph" style:parent-style-name="Heading_20_5">
      <style:paragraph-properties fo:margin-top="0cm" fo:margin-bottom="0.247cm" style:contextual-spacing="false" fo:line-height="115%" fo:text-align="justify" style:justify-single-word="false"/>
    </style:style>
    <style:style style:name="P30" style:family="paragraph" style:parent-style-name="Text_20_body" style:list-style-name="L10">
      <style:paragraph-properties fo:margin-top="0cm" fo:margin-bottom="0cm" style:contextual-spacing="false" fo:text-align="justify" style:justify-single-word="false"/>
    </style:style>
    <style:style style:name="P31" style:family="paragraph" style:parent-style-name="Text_20_body" style:list-style-name="L10">
      <style:paragraph-properties fo:text-align="justify" style:justify-single-word="false"/>
    </style:style>
    <style:style style:name="P32" style:family="paragraph" style:parent-style-name="Text_20_body" style:list-style-name="L11">
      <style:paragraph-properties fo:margin-top="0cm" fo:margin-bottom="0cm" style:contextual-spacing="false" fo:text-align="justify" style:justify-single-word="false"/>
    </style:style>
    <style:style style:name="P33" style:family="paragraph" style:parent-style-name="Text_20_body" style:list-style-name="L11">
      <style:paragraph-properties fo:text-align="justify" style:justify-single-word="false"/>
    </style:style>
    <style:style style:name="P34" style:family="paragraph" style:parent-style-name="Heading_20_2">
      <style:paragraph-properties fo:margin-top="0cm" fo:margin-bottom="0.247cm" style:contextual-spacing="false" fo:line-height="115%" fo:text-align="justify" style:justify-single-word="false"/>
    </style:style>
    <style:style style:name="P35" style:family="paragraph" style:parent-style-name="Text_20_body">
      <style:paragraph-properties fo:margin-left="0cm" fo:margin-right="0cm" fo:text-align="justify" style:justify-single-word="false" fo:text-indent="0cm" style:auto-text-indent="false"/>
    </style:style>
    <style:style style:name="P36" style:family="paragraph" style:parent-style-name="Text_20_body" style:list-style-name="L12">
      <style:paragraph-properties fo:margin-top="0cm" fo:margin-bottom="0cm" style:contextual-spacing="false" fo:text-align="justify" style:justify-single-word="false"/>
    </style:style>
    <style:style style:name="P37" style:family="paragraph" style:parent-style-name="Text_20_body" style:list-style-name="L12">
      <style:paragraph-properties fo:text-align="justify" style:justify-single-word="false"/>
    </style:style>
    <style:style style:name="P38" style:family="paragraph" style:parent-style-name="Text_20_body" style:list-style-name="L13">
      <style:paragraph-properties fo:margin-top="0cm" fo:margin-bottom="0cm" style:contextual-spacing="false" fo:text-align="justify" style:justify-single-word="false"/>
    </style:style>
    <style:style style:name="P39" style:family="paragraph" style:parent-style-name="Text_20_body" style:list-style-name="L13">
      <style:paragraph-properties fo:text-align="justify" style:justify-single-word="false"/>
    </style:style>
    <style:style style:name="P40" style:family="paragraph" style:parent-style-name="Text_20_body" style:list-style-name="L14">
      <style:paragraph-properties fo:margin-top="0cm" fo:margin-bottom="0cm" style:contextual-spacing="false" fo:text-align="justify" style:justify-single-word="false"/>
    </style:style>
    <style:style style:name="P41" style:family="paragraph" style:parent-style-name="Text_20_body" style:list-style-name="L14">
      <style:paragraph-properties fo:text-align="justify" style:justify-single-word="false"/>
    </style:style>
    <style:style style:name="P42" style:family="paragraph" style:parent-style-name="Text_20_body" style:list-style-name="L15">
      <style:paragraph-properties fo:margin-top="0cm" fo:margin-bottom="0cm" style:contextual-spacing="false" fo:text-align="justify" style:justify-single-word="false"/>
    </style:style>
    <style:style style:name="P43" style:family="paragraph" style:parent-style-name="Text_20_body" style:list-style-name="L15">
      <style:paragraph-properties fo:text-align="justify" style:justify-single-word="false"/>
    </style:style>
    <style:style style:name="P44" style:family="paragraph" style:parent-style-name="Text_20_body" style:list-style-name="L16">
      <style:paragraph-properties fo:text-align="justify" style:justify-single-word="false"/>
    </style:style>
    <style:style style:name="P45" style:family="paragraph" style:parent-style-name="Text_20_body" style:list-style-name="L17">
      <style:paragraph-properties fo:margin-top="0cm" fo:margin-bottom="0cm" style:contextual-spacing="false" fo:text-align="justify" style:justify-single-word="false"/>
    </style:style>
    <style:style style:name="P46" style:family="paragraph" style:parent-style-name="Text_20_body" style:list-style-name="L17">
      <style:paragraph-properties fo:text-align="justify" style:justify-single-word="false"/>
    </style:style>
    <style:style style:name="P47" style:family="paragraph" style:parent-style-name="Heading_20_2">
      <style:paragraph-properties fo:margin-left="0cm" fo:margin-right="0cm" fo:margin-top="0cm" fo:margin-bottom="0.247cm" style:contextual-spacing="false" fo:line-height="115%" fo:text-align="justify" style:justify-single-word="false" fo:text-indent="0cm" style:auto-text-indent="false"/>
    </style:style>
    <style:style style:name="P48" style:family="paragraph" style:parent-style-name="Standard">
      <style:paragraph-properties fo:text-align="justify" style:justify-single-word="false"/>
    </style:style>
    <style:style style:name="P49" style:family="paragraph" style:parent-style-name="Text_20_body" style:list-style-name="L18">
      <style:paragraph-properties fo:margin-top="0cm" fo:margin-bottom="0cm" style:contextual-spacing="false" fo:text-align="justify" style:justify-single-word="false"/>
    </style:style>
    <style:style style:name="P50" style:family="paragraph" style:parent-style-name="Text_20_body" style:list-style-name="L18">
      <style:paragraph-properties fo:text-align="justify" style:justify-single-word="false"/>
    </style:style>
    <style:style style:name="P51" style:family="paragraph" style:parent-style-name="Text_20_body" style:list-style-name="L19">
      <style:paragraph-properties fo:text-align="justify" style:justify-single-word="false"/>
    </style:style>
    <style:style style:name="P52" style:family="paragraph" style:parent-style-name="Text_20_body" style:list-style-name="L20">
      <style:paragraph-properties fo:margin-left="0cm" fo:margin-right="0cm" fo:text-align="justify" style:justify-single-word="false" fo:text-indent="0cm" style:auto-text-indent="false"/>
    </style:style>
    <style:style style:name="P53" style:family="paragraph" style:parent-style-name="Text_20_body" style:list-style-name="L21">
      <style:paragraph-properties fo:text-align="justify" style:justify-single-word="false"/>
    </style:style>
    <style:style style:name="P54" style:family="paragraph" style:parent-style-name="Text_20_body" style:list-style-name="L22">
      <style:paragraph-properties fo:margin-left="0cm" fo:margin-right="0cm" fo:text-align="justify" style:justify-single-word="false" fo:text-indent="0cm" style:auto-text-indent="false"/>
    </style:style>
    <style:style style:name="P55" style:family="paragraph" style:parent-style-name="Text_20_body" style:list-style-name="L23">
      <style:paragraph-properties fo:margin-left="0cm" fo:margin-right="0cm" fo:text-align="justify" style:justify-single-word="false" fo:text-indent="0cm" style:auto-text-indent="false"/>
    </style:style>
    <style:style style:name="P56" style:family="paragraph" style:parent-style-name="Text_20_body" style:list-style-name="L24">
      <style:paragraph-properties fo:margin-left="0cm" fo:margin-right="0cm" fo:text-align="justify" style:justify-single-word="false" fo:text-indent="0cm" style:auto-text-indent="false"/>
    </style:style>
    <style:style style:name="P57" style:family="paragraph" style:parent-style-name="Text_20_body" style:list-style-name="L25">
      <style:paragraph-properties fo:margin-left="0cm" fo:margin-right="0cm" fo:text-align="justify" style:justify-single-word="false" fo:text-indent="0cm" style:auto-text-indent="false"/>
    </style:style>
    <style:style style:name="P58" style:family="paragraph" style:parent-style-name="Text_20_body" style:list-style-name="L26">
      <style:paragraph-properties fo:margin-left="0cm" fo:margin-right="0cm" fo:text-align="justify" style:justify-single-word="false" fo:text-indent="0cm" style:auto-text-indent="false"/>
    </style:style>
    <style:style style:name="P59" style:family="paragraph" style:parent-style-name="Text_20_body" style:list-style-name="L27">
      <style:paragraph-properties fo:margin-left="0cm" fo:margin-right="0cm" fo:text-align="justify" style:justify-single-word="false" fo:text-indent="0cm" style:auto-text-indent="false"/>
    </style:style>
    <style:style style:name="P60" style:family="paragraph" style:parent-style-name="Text_20_body" style:list-style-name="L28">
      <style:paragraph-properties fo:margin-top="0cm" fo:margin-bottom="0cm" style:contextual-spacing="false" fo:text-align="justify" style:justify-single-word="false"/>
    </style:style>
    <style:style style:name="P61" style:family="paragraph" style:parent-style-name="Text_20_body" style:list-style-name="L28">
      <style:paragraph-properties fo:text-align="justify" style:justify-single-word="false"/>
    </style:style>
    <style:style style:name="P62" style:family="paragraph" style:parent-style-name="Text_20_body" style:list-style-name="L29">
      <style:paragraph-properties fo:text-align="justify" style:justify-single-word="false"/>
    </style:style>
    <style:style style:name="P63" style:family="paragraph" style:parent-style-name="Text_20_body" style:list-style-name="L30">
      <style:paragraph-properties fo:margin-left="0cm" fo:margin-right="0cm" fo:text-align="justify" style:justify-single-word="false" fo:text-indent="0cm" style:auto-text-indent="false"/>
    </style:style>
    <style:style style:name="P64" style:family="paragraph" style:parent-style-name="Text_20_body" style:list-style-name="L31">
      <style:paragraph-properties fo:margin-left="0cm" fo:margin-right="0cm" fo:text-align="justify" style:justify-single-word="false" fo:text-indent="0cm" style:auto-text-indent="false"/>
    </style:style>
    <style:style style:name="P65" style:family="paragraph" style:parent-style-name="Text_20_body" style:list-style-name="L32">
      <style:paragraph-properties fo:margin-left="0cm" fo:margin-right="0cm" fo:text-align="justify" style:justify-single-word="false"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 Amélioration du style avec CSS</text:h>
      <text:p text:style-name="P2">Dans cette unité, vous apprendrez des sujets intermédiaires dans le CSS et la conception de la navigation.</text:p>
      <text:p text:style-name="P2">L'objectif de cette unité est de creuser plus profondément dans les CSS et d'améliorer votre capacité à styler les sites web. Vous en saurez également plus sur la conception de la navigation. </text:p>
      <text:p text:style-name="P2">Après cette unité, vous pourrez:</text:p>
      <text:list text:style-name="L1">
        <text:list-item>
          <text:p text:style-name="P3">Appliquer plus de couleurs et de polices personnalisées </text:p>
        </text:list-item>
        <text:list-item>
          <text:p text:style-name="P3">Éléments de navigation de style tels que les liaisons et les boutons </text:p>
        </text:list-item>
        <text:list-item>
          <text:p text:style-name="P4">Créer une navigation secondaire (cubeille) </text:p>
        </text:list-item>
      </text:list>
      <text:p text:style-name="P2">L'apprentissage est social. Quoi que vous travailliez, n'oubliez pas de vous connecter avec la communauté de la Cocidôngerie dans les <text:a xlink:type="simple" xlink:href="https://discuss.codecademy.com/" office:target-frame-name="_blank" xlink:show="new" text:style-name="Internet_20_link" text:visited-style-name="Visited_20_Internet_20_Link">forums</text:a>. N'oubliez pas de vous renseigner régulièrement auprès de la communauté, y compris des choses comme demander des critiques de code sur le travail de votre projet et fournir des examens de code à d'autres dans la <text:a xlink:type="simple" xlink:href="https://discuss.codecademy.com/c/project/1833" office:target-frame-name="_blank" xlink:show="new" text:style-name="Internet_20_link" text:visited-style-name="Visited_20_Internet_20_Link">catégorie des projets</text:a>, ce qui peut aider à renforcer ce que vous avez appris.</text:p>
      <text:h text:style-name="P5" text:outline-level="3">Introduction à la couleur</text:h>
      <text:p text:style-name="P2">1 min</text:p>
      <text:p text:style-name="P6">Le CSS soutient une grande variété de </text:p>
      <text:section text:style-name="Sect1" text:name=":r9:">
        <text:p text:style-name="P7">Avant-première: Docs Description du lien de chargement</text:p>
      </text:section>
      <text:p text:style-name="P6"><text:a xlink:type="simple" xlink:href="https://www.codecademy.com/resources/docs/css/colors" office:target-frame-name="_blank" xlink:show="new" text:style-name="Internet_20_link" text:visited-style-name="Visited_20_Internet_20_Link">couleurs</text:a></text:p>
      <text:p text:style-name="P2">. Il s'agit notamment de <text:span text:style-name="Emphasis">Couleurs nommées</text:span>, comme <text:span text:style-name="Source_20_Text">blue</text:span>, <text:span text:style-name="Source_20_Text">black</text:span>, et <text:span text:style-name="Source_20_Text">limegreen</text:span>, ainsi que les couleurs décrites par une valeur numérique. L'utilisation d'un système numérique nous permet de profiter de tout le spectre de couleurs que les navigateurs supportent. Dans cette leçon, nous allons explorer toutes les options de couleur que CSS offre.</text:p>
      <text:p text:style-name="P2">Les couleurs dans les CSS peuvent être décrites de trois manières différentes:</text:p>
      <text:list text:style-name="L2">
        <text:list-item>
          <text:p text:style-name="P8"><text:span text:style-name="Emphasis">Couleurs nominées</text:span> - mots anglais qui décrivent les couleurs, aussi appelées <text:span text:style-name="Emphasis">couleurs des mots-clés</text:span> </text:p>
        </text:list-item>
        <text:list-item>
          <text:p text:style-name="P8"><text:span text:style-name="Emphasis">RGB</text:span> : valeurs numériques qui décrivent un mélange de rouge, de vert et de bleu </text:p>
        </text:list-item>
        <text:list-item>
          <text:p text:style-name="P9"><text:span text:style-name="Emphasis">Valeurs</text:span> numériques <text:span text:style-name="Emphasis">de HSL</text:span> qui décrivent un mélange de teinte, de saturation et de légèreté </text:p>
        </text:list-item>
      </text:list>
      <text:p text:style-name="P2">Nous en apprendrons et explorerons les avantages de chacun d'entre eux en profondeur. En n'utilisant que des couleurs nommées, vous pouvez avoir l'impression de crayons étiquetés sortir d'une boîte. À la fin de cette leçon, vous aurez l'impression d'être un peintre mélangeant des peintures sur une palette.</text:p>
      <text:h text:style-name="P5" text:outline-level="3">Premiers projecteurs contre arrière-plan</text:h>
      <text:p text:style-name="P2">3 min</text:p>
      <text:p text:style-name="P2"><text:soft-page-break/>Avant de discuter des spécificités de la couleur, il est important de faire deux distinctions sur la couleur. La couleur peut affecter les aspects de conception suivants:</text:p>
      <text:list text:style-name="L3">
        <text:list-item>
          <text:p text:style-name="P10">La couleur de premier plan </text:p>
        </text:list-item>
        <text:list-item>
          <text:p text:style-name="P11">La couleur du fond </text:p>
        </text:list-item>
      </text:list>
      <text:p text:style-name="P2">La couleur du premier plan est la couleur dans laquelle un élément apparaît. Par exemple, lorsqu'un titre est stylisé pour apparaître vert, la <text:span text:style-name="Emphasis">couleur</text:span> de <text:span text:style-name="Emphasis">premier plan</text:span> de l'en-tête a été stylisée.</text:p>
      <text:p text:style-name="P2">Inversement, lorsqu'un cap est stylisé de sorte que son fond apparaît jaune, la <text:span text:style-name="Emphasis">couleur</text:span> de <text:span text:style-name="Emphasis">fond</text:span> du cap a été stylisée</text:p>
      <text:p text:style-name="P2">Dans CSS, ces deux aspects de conception peuvent être titrés avec les deux propriétés suivantes:</text:p>
      <text:section text:style-name="Sect1" text:name=":r15:">
        <text:list text:style-name="L4">
          <text:list-item>
            <text:p text:style-name="P12">Avant-première: Docs Description du lien de chargement</text:p>
          </text:list-item>
        </text:list>
      </text:section>
      <text:list text:continue-numbering="true" text:style-name="L4">
        <text:list-item>
          <text:p text:style-name="P13"><text:a xlink:type="simple" xlink:href="https://www.codecademy.com/resources/docs/css/colors/color" office:target-frame-name="_blank" xlink:show="new" text:style-name="Internet_20_link" text:visited-style-name="Visited_20_Internet_20_Link"><text:span text:style-name="Source_20_Text">color</text:span></text:a></text:p>
          <text:p text:style-name="P13">- cette propriété coiffe la couleur de premier plan d'un élément. </text:p>
        </text:list-item>
      </text:list>
      <text:section text:style-name="Sect1" text:name=":r17:">
        <text:list text:continue-numbering="true" text:style-name="L4">
          <text:list-item>
            <text:p text:style-name="P12">Avant-première: Docs Description du lien de chargement</text:p>
          </text:list-item>
        </text:list>
      </text:section>
      <text:list text:continue-numbering="true" text:style-name="L4">
        <text:list-item>
          <text:p text:style-name="P13"><text:a xlink:type="simple" xlink:href="https://www.codecademy.com/resources/docs/css/background/background-color" office:target-frame-name="_blank" xlink:show="new" text:style-name="Internet_20_link" text:visited-style-name="Visited_20_Internet_20_Link"><text:span text:style-name="Source_20_Text">background-color</text:span></text:a></text:p>
          <text:p text:style-name="P14">- cette propriété s'inspire de la couleur de fond d'un élément. </text:p>
        </text:list-item>
      </text:list>
      <text:p text:style-name="P15"><text:span text:style-name="Source_20_Text">h1 {</text:span></text:p>
      <text:p text:style-name="P15"><text:span text:style-name="Source_20_Text">  color: red;</text:span></text:p>
      <text:p text:style-name="P15"><text:span text:style-name="Source_20_Text">  background-color: blue;</text:span></text:p>
      <text:p text:style-name="P15"><text:span text:style-name="Source_20_Text">}</text:span></text:p>
      <text:p text:style-name="P16"><text:span text:style-name="Source_20_Text">Copy to Clipboard</text:span></text:p>
      <text:p text:style-name="P2">Dans l'exemple ci-dessus, le texte du titre apparaîtra en rouge, et le fond du titre apparaîtra en bleu.</text:p>
      <text:h text:style-name="P5" text:outline-level="3">Hexadécimale</text:h>
      <text:p text:style-name="P2">5 min</text:p>
      <text:p text:style-name="P6">Une syntaxe que nous pouvons utiliser pour spécifier </text:p>
      <text:section text:style-name="Sect1" text:name=":r2a:">
        <text:p text:style-name="P7">Avant-première: Docs Description du lien de chargement</text:p>
      </text:section>
      <text:p text:style-name="P6"><text:a xlink:type="simple" xlink:href="https://www.codecademy.com/resources/docs/css/colors" office:target-frame-name="_blank" xlink:show="new" text:style-name="Internet_20_link" text:visited-style-name="Visited_20_Internet_20_Link">couleurs</text:a></text:p>
      <text:p text:style-name="P2">est appelé <text:span text:style-name="Emphasis">hexadécimaux</text:span>. Les couleurs spécifiées à l'aide de ce système sont appelées <text:span text:style-name="Emphasis">Couleurs hexagones</text:span>. Une couleur hexagonale commence par un hachage (<text:span text:style-name="Source_20_Text">#</text:span>) qui est suivie de trois ou six caractères. Les caractères représentent des valeurs pour le rouge, le bleu et le vert.</text:p>
      <text:p text:style-name="P17"><text:span text:style-name="Source_20_Text">darkseagreen: #8FBC8F</text:span></text:p>
      <text:p text:style-name="P17"><text:span text:style-name="Source_20_Text">sienna:       #A0522D</text:span></text:p>
      <text:p text:style-name="P17"><text:span text:style-name="Source_20_Text">saddlebrown:  #8B4513</text:span></text:p>
      <text:p text:style-name="P17"><text:span text:style-name="Source_20_Text">brown:        #A52A2A</text:span></text:p>
      <text:p text:style-name="P17"><text:span text:style-name="Source_20_Text">black:        #000000 or #000</text:span></text:p>
      <text:p text:style-name="P17"><text:span text:style-name="Source_20_Text">white:        #FFFFFF or #FFF</text:span></text:p>
      <text:p text:style-name="P17"><text:soft-page-break/><text:span text:style-name="Source_20_Text">aqua:         #00FFFF or #0FF</text:span></text:p>
      <text:p text:style-name="P18"><text:span text:style-name="Source_20_Text">Copy to Clipboard</text:span></text:p>
      <text:p text:style-name="P2">Dans l'exemple ci-dessus, vous remarquerez peut-être qu'il y a à la fois des lettres et des chiffres dans les valeurs. En effet, le système de nombres hexadécimals a 16 chiffres (0-15) au lieu de 10 (0-9) comme dans le système décimal standard. Pour représenter 10-15, nous utilisons A-F. <text:a xlink:type="simple" xlink:href="https://developer.mozilla.org/en-US/docs/Web/CSS/color_value" office:target-frame-name="_blank" xlink:show="new" text:style-name="Internet_20_link" text:visited-style-name="Visited_20_Internet_20_Link">Here</text:a>Voici une liste de nombreuses couleurs différentes et leurs valeurs hexadécales.</text:p>
      <text:p text:style-name="P2">Notez que <text:span text:style-name="Source_20_Text">black</text:span>, <text:span text:style-name="Source_20_Text">white</text:span>, et <text:span text:style-name="Source_20_Text">aqua</text:span>sont tous représentés avec les deux trois caractères et six caractères. Cela peut être fait avec des couleurs hexades dont les paires de nombres sont les mêmes caractères. Dans l'exemple ci-dessus, <text:span text:style-name="Source_20_Text">aqua</text:span>peuvent être représentés comme <text:span text:style-name="Source_20_Text">#0FF</text:span>parce que les deux des deux premiers caractères sont <text:span text:style-name="Source_20_Text">0</text:span>et les deuxième et troisième paires de caractères sont les deux <text:span text:style-name="Source_20_Text">F</text:span>s. Gardez à l'esprit que les trois couleurs hexades de caractères peuvent être représentées avec six caractères (en répétant chaque caractère deux fois) mais la même chose n'est pas vraie à l'envers.</text:p>
      <text:p text:style-name="P2">Vous pouvez inclure des couleurs hexadécales comme vous incluez des couleurs nommées: <text:span text:style-name="Source_20_Text">background-color: #9932cc;</text:span>, et les lettres peuvent être majuscules ou minuscules.</text:p>
      <text:h text:style-name="P5" text:outline-level="3">Couleurs RVB</text:h>
      <text:p text:style-name="P2">2 min</text:p>
      <text:p text:style-name="P2">Il existe une autre syntaxe pour représenter les valeurs RVB, communément appelées « valeur RGB » ou simplement « RGB », qui utilise des nombres décimaux plutôt que des nombres hexadécimals, et il ressemble à ceci:</text:p>
      <text:p text:style-name="P17"><text:span text:style-name="Source_20_Text">h1 {</text:span></text:p>
      <text:p text:style-name="P17"><text:span text:style-name="Source_20_Text">  color: rgb(23, 45, 23);</text:span></text:p>
      <text:p text:style-name="P17"><text:span text:style-name="Source_20_Text">}</text:span></text:p>
      <text:p text:style-name="P18"><text:span text:style-name="Source_20_Text">Copy to Clipboard</text:span></text:p>
      <text:p text:style-name="P6">Chacune des trois valeurs représente une composante de couleur, et chacune peut avoir une valeur de nombre décimale de 0 à 255. Le premier nombre représente la quantité de rouge, le second est vert, et le troisième est bleu. Ces </text:p>
      <text:section text:style-name="Sect1" text:name=":r3g:">
        <text:p text:style-name="P7">Avant-première: Docs Description du lien de chargement</text:p>
      </text:section>
      <text:p text:style-name="P6"><text:a xlink:type="simple" xlink:href="https://www.codecademy.com/resources/docs/css/colors" office:target-frame-name="_blank" xlink:show="new" text:style-name="Internet_20_link" text:visited-style-name="Visited_20_Internet_20_Link">couleurs</text:a></text:p>
      <text:p text:style-name="P2">sont exactement les mêmes que l'hex, mais avec une syntaxe différente et un système de nombres différents.</text:p>
      <text:p text:style-name="P2">En général, les représentations de couleur hexagone et RVB sont équivalentes. Ce que vous choisissez est une question de goût personnel. Cela dit, il est bon d'en choisir un et d'être cohérent tout au long de votre CSS, parce qu'il est plus facile de comparer l'hex et le RVB à celui du RVB.</text:p>
      <text:h text:style-name="P5" text:outline-level="3">Hex et RVB</text:h>
      <text:p text:style-name="P2">3 min</text:p>
      <text:p text:style-name="P6"><text:soft-page-break/>Le système de couleur hexadécimale et rgb peut représenter beaucoup plus </text:p>
      <text:section text:style-name="Sect1" text:name=":r4n:">
        <text:p text:style-name="P7">Avant-première: Docs Description du lien de chargement</text:p>
      </text:section>
      <text:p text:style-name="P6"><text:a xlink:type="simple" xlink:href="https://www.codecademy.com/resources/docs/css/colors" office:target-frame-name="_blank" xlink:show="new" text:style-name="Internet_20_link" text:visited-style-name="Visited_20_Internet_20_Link">couleurs</text:a></text:p>
      <text:p text:style-name="P2">que le petit ensemble de CSS nommé couleurs. Nous pouvons utiliser ce nouvel ensemble de couleurs pour affiner le style de notre page web.</text:p>
      <text:p text:style-name="P2">Dans l'hex et le RGB, nous avons trois valeurs, une pour chaque couleur. Chacun peut être l'une des 256 valeurs. Plus précisément, <text:span text:style-name="Source_20_Text">256 * 256 * 256 = 16,777,216</text:span>. C'est la quantité de couleurs que nous pouvons maintenant représenter. Comparez cela aux environ 140 couleurs CSS nommées.</text:p>
      <text:p text:style-name="P2">Rappelez-vous que nous avons commencé avec des couleurs nommées, les convertis en hexagone, puis convertis certaines des couleurs hexagones en rgb. À moins que nous ne fassions une erreur, toutes les couleurs devraient toujours être les mêmes, visuellement. Utilisons notre palette élargie pour faire des choix de couleurs plus raffinés.</text:p>
      <text:h text:style-name="P5" text:outline-level="3">Hue, saturation et légèreté</text:h>
      <text:p text:style-name="P2">5 min</text:p>
      <text:p text:style-name="P6">Le schéma de couleurs RGB est commode car il est très proche de la façon dont les ordinateurs représentent </text:p>
      <text:section text:style-name="Sect1" text:name=":r5m:">
        <text:p text:style-name="P7">Avant-première: Docs Description du lien de chargement</text:p>
      </text:section>
      <text:p text:style-name="P6"><text:a xlink:type="simple" xlink:href="https://www.codecademy.com/resources/docs/css/colors" office:target-frame-name="_blank" xlink:show="new" text:style-name="Internet_20_link" text:visited-style-name="Visited_20_Internet_20_Link">couleurs</text:a></text:p>
      <text:p text:style-name="P2">interne. Il y a un autre système tout aussi puissant en CSS appelé le schéma couleur teint-saturation-lumé, abrégé sous le nom de <text:span text:style-name="Emphasis">HSL</text:span>.</text:p>
      <text:p text:style-name="P2">La syntaxe pour HSL est similaire à la forme décimale du RVB, bien qu'elle diffère de manière importante. Le premier nombre représente le degré de la teinte, et peut être compris entre 0 et 360. Les deuxième et troisième nombres sont des pourcentages représentant respectivement la saturation et la légèreté. Voici un exemple:</text:p>
      <text:p text:style-name="P17"><text:span text:style-name="Source_20_Text">color: hsl(120, 60%, 70%);</text:span></text:p>
      <text:p text:style-name="P18"><text:span text:style-name="Source_20_Text">Copy to Clipboard</text:span></text:p>
      <text:p text:style-name="P2"><text:span text:style-name="Emphasis">Hue</text:span> est le premier nombre. Il s'agit d'un angle sur une roue chromatique. Rouge est 0 degré, vert est de 120 degrés, bleu de 240 degrés, puis retour à rouge à 360 degrés. Vous pouvez voir un exemple de roue de couleur en dessous.</text:p>
      <text:p text:style-name="P2"><draw:frame draw:style-name="fr1" draw:name="Image1" text:anchor-type="as-char" svg:width="2cm" svg:height="1cm" draw:z-index="0"><draw:image xlink:href="https://content.codecademy.com/courses/learn-css-color/color_wheel_4_background.svg" xlink:type="simple" xlink:show="embed" xlink:actuate="onLoad"/><svg:title>color wheel</svg:title></draw:frame></text:p>
      <text:p text:style-name="P2"><text:span text:style-name="Emphasis">La saturation</text:span> fait référence à l'intensité ou à la pureté de la couleur. La saturation augmente vers 100% à mesure que la couleur s'enrichit. La saturation diminue vers 0% au fur et à mesure que la couleur devient grise.</text:p>
      <text:p text:style-name="P2"><text:span text:style-name="Emphasis">La lumière se</text:span> réfère à la lumière de la couleur ou de l'obscurité. La moitié, ou 50 %, est la légèreté normale. Imaginez un gradateur glissant sur un interrupteur de lumière qui commence à mi-chemin. Le <text:soft-page-break/>glissement du gradateur vers 100 % rend la couleur plus claire, plus proche du blanc. Faire glisser le gradateur vers le bas vers 0 % rend la couleur plus foncée, plus proche du noir.</text:p>
      <text:p text:style-name="P2">HSL est pratique pour ajuster les couleurs. Dans le RGB, rendre la couleur un peu plus foncée peut affecter les trois composants de couleur. En HSL, c'est aussi facile que de changer la valeur de légèreté. HSL est également utile pour faire un ensemble de couleurs qui fonctionnent bien ensemble en sélectionnant différentes couleurs qui ont la même légèreté et la même saturation mais des teintes différentes.</text:p>
      <text:h text:style-name="P19" text:outline-level="3">Opacité et Alpha</text:h>
      <text:p text:style-name="P2">4 min</text:p>
      <text:p text:style-name="P6">Toutes les couleurs que nous avons vues jusqu'à présent ont été opaques, ou opaques. Lorsque nous chevaisons deux éléments opaques, rien de l'élément inférieur ne se voit à travers l'élément supérieur. Dans cet exercice, nous allons changer le </text:p>
      <text:section text:style-name="Sect1" text:name=":r10:">
        <text:p text:style-name="P7">Avant-première: Docs mesurer la transparence d'un élément.</text:p>
      </text:section>
      <text:p text:style-name="P6"><text:a xlink:type="simple" xlink:href="https://www.codecademy.com/resources/docs/css/colors/opacity" office:target-frame-name="_blank" xlink:show="new" text:style-name="Internet_20_link" text:visited-style-name="Visited_20_Internet_20_Link"><text:span text:style-name="Emphasis">opacité</text:span></text:a></text:p>
      <text:p text:style-name="P2">, ou la quantité de transparence, de certaines couleurs afin que certains ou tous les éléments inférieurs soient visibles à travers un élément de recouvrement. </text:p>
      <text:p text:style-name="P2">Pour utiliser l'opacité dans le schéma de couleurs HSL, utiliser <text:span text:style-name="Source_20_Text">hsla</text:span>au lieu de <text:span text:style-name="Source_20_Text">hsl</text:span>, et quatre valeurs au lieu de trois. Par exemple:</text:p>
      <text:p text:style-name="P17"><text:span text:style-name="Source_20_Text">color: hsla(34, 100%, 50%, 0.1);</text:span></text:p>
      <text:p text:style-name="P18"><text:span text:style-name="Source_20_Text">Copy to Clipboard</text:span></text:p>
      <text:p text:style-name="P2">Les trois premières valeurs sont les mêmes que <text:span text:style-name="Source_20_Text">hsl</text:span>. La quatrième valeur (que nous n'avons pas vue auparavant) est <text:span text:style-name="Emphasis">l'alpha</text:span>. Cette dernière valeur est parfois appelée opacité.</text:p>
      <text:p text:style-name="P2">Alpha est un nombre décimale de zéro à un. Si alpha est zéro, la couleur sera complètement transparente. Si l'alpha est un, la couleur sera opaque. La valeur de la demi-transparente serait <text:span text:style-name="Source_20_Text">0.5</text:span>.</text:p>
      <text:p text:style-name="P2">Vous pouvez penser à la valeur alpha comme « la quantité de fond pour mélanger avec le premier plan ». Quand l'alpha d'une couleur est en dessous de celle-ci, n'importe quelle couleur derrière elle sera mélangée. Le mélange se produit pour chaque pixel; il n'y a pas de flou.</text:p>
      <text:p text:style-name="P2">Le schéma de couleurs RGB a une syntaxe similaire pour l'opacité, <text:span text:style-name="Source_20_Text">rgba</text:span>. Là encore, les trois premières valeurs fonctionnent de la même manière que <text:span text:style-name="Source_20_Text">rgb</text:span>et la dernière valeur est l'alpha. Voici un exemple :</text:p>
      <text:p text:style-name="P17"><text:span text:style-name="Source_20_Text">color: rgba(234, 45, 98, 0.33);</text:span></text:p>
      <text:p text:style-name="P18"><text:span text:style-name="Source_20_Text">Copy to Clipboard</text:span></text:p>
      <text:p text:style-name="P2">Un peu non conventionnel, mais qui mérite d'être mentionné, c'est comment les couleurs hexades peuvent aussi avoir une valeur alpha. En ajoutant une valeur hexadécimale à deux chiffres à la fin de la représentation à six chiffres (<text:span text:style-name="Source_20_Text">#52BC8280</text:span>), ou une valeur hexadécimale à un chiffre à la fin de la <text:soft-page-break/>représentation à trois chiffres (-F003), vous pouvez changer l'opacité d'une couleur hexadécimale. L'opacité de l'hexagone varie de <text:span text:style-name="Source_20_Text">00</text:span>(transparent) à <text:span text:style-name="Source_20_Text">FF</text:span>(opaque).</text:p>
      <text:p text:style-name="P2">Alpha ne peut être utilisé qu'avec des couleurs HSL, RGB et hexadécimal; nous ne pouvons pas ajouter la valeur alpha au nom des couleurs comme <text:span text:style-name="Source_20_Text">green</text:span>.</text:p>
      <text:p text:style-name="P2">Il y a, cependant, un mot-clé de couleur nommé pour l'opacité zéro, <text:span text:style-name="Source_20_Text">transparent</text:span>. C'est équivalent à <text:span text:style-name="Source_20_Text">rgba(0, 0, 0, 0)</text:span>, et il est utilisé comme n'importe quel autre mot-clé de couleur:</text:p>
      <text:p text:style-name="P17"><text:span text:style-name="Source_20_Text">color: transparent;</text:span></text:p>
      <text:p text:style-name="P18"><text:span text:style-name="Source_20_Text">Copy to Clipboard</text:span></text:p>
      <text:p text:style-name="P2">Instructions</text:p>
      <text:list text:style-name="L5">
        <text:list-item>
          <text:p text:style-name="P20">Point de contrôle 1 Passé</text:p>
          <text:p text:style-name="P20">1.</text:p>
          <text:p text:style-name="P20">Donnez l'élément avec la classe <text:span text:style-name="Source_20_Text">.foreground</text:span>une valeur alpha de <text:span text:style-name="Source_20_Text">0.6</text:span>. N'oubliez pas de changer <text:span text:style-name="Source_20_Text">hsl</text:span>à <text:span text:style-name="Source_20_Text">hsla</text:span>.</text:p>
        </text:list-item>
      </text:list>
      <text:list text:style-name="L6">
        <text:list-item>
          <text:p text:style-name="P21">Critère 2 Activé</text:p>
        </text:list-item>
      </text:list>
      <text:p text:style-name="P2">2.</text:p>
      <text:p text:style-name="P2">Donnez l'élément avec la classe <text:span text:style-name="Source_20_Text">.midground</text:span>une valeur alpha de <text:span text:style-name="Source_20_Text">0.4</text:span>l'utilisation <text:span text:style-name="Source_20_Text">hsla</text:span>. </text:p>
      <text:p text:style-name="P2">Exécutez le code, et remarquez comment toutes les couleurs se mélangent en fonction de leur chevauchement.</text:p>
      <text:h text:style-name="P19" text:outline-level="3">Examen</text:h>
      <text:p text:style-name="P2">1 min</text:p>
      <text:p text:style-name="P2">Nous avons terminé notre longue visite des couleurs en CSS. Passons en revue les informations clés que nous avons apprises.</text:p>
      <text:p text:style-name="P2">Il y a quatre façons de représenter la couleur dans le CSS:</text:p>
      <text:list text:style-name="L7">
        <text:list-item>
          <text:p text:style-name="P22">Couleurs nominées - il y a plus de 140 couleurs nommées, que vous pouvez revoir <text:a xlink:type="simple" xlink:href="https://developer.mozilla.org/en-US/docs/Web/CSS/named-color" office:target-frame-name="_blank" xlink:show="new" text:style-name="Internet_20_link" text:visited-style-name="Visited_20_Internet_20_Link">ici sur MDN</text:a>. </text:p>
        </text:list-item>
        <text:list-item>
          <text:p text:style-name="P22">Couleur hexadécimales ou hexadécales </text:p>
          <text:list>
            <text:list-item>
              <text:p text:style-name="P22">Hexadécimal est un système de nombres qui a seize chiffres, 0 à 9, suivi de « A » à « F ». </text:p>
            </text:list-item>
            <text:list-item>
              <text:p text:style-name="P22">Les valeurs hexades commencent toujours par <text:span text:style-name="Source_20_Text">#</text:span>et préciser des valeurs de rouge, de bleu et de vert en utilisant des nombres hexadécimals tels que <text:span text:style-name="Source_20_Text">#23F41A</text:span>. </text:p>
            </text:list-item>
            <text:list-item>
              <text:p text:style-name="P22">Les valeurs hexadécales à six chiffres avec des valeurs dupliquées pour chaque valeur RVB peuvent être court-circuitées à trois chiffres. </text:p>
            </text:list-item>
          </text:list>
        </text:list-item>
        <text:list-item>
          <text:p text:style-name="P22">RVB </text:p>
          <text:list>
            <text:list-item>
              <text:p text:style-name="P22">Les couleurs RVB utilisent </text:p>
            </text:list-item>
          </text:list>
        </text:list-item>
      </text:list>
      <text:section text:style-name="Sect1" text:name=":r3t:">
        <text:list text:continue-numbering="true" text:style-name="L7">
          <text:list-item>
            <text:list>
              <text:list-header>
                <text:p text:style-name="P23">Avant-première: Docs Description du lien de chargement</text:p>
              </text:list-header>
            </text:list>
          </text:list-item>
        </text:list>
      </text:section>
      <text:list text:continue-numbering="true" text:style-name="L7">
        <text:list-item>
          <text:list>
            <text:list-header>
              <text:p text:style-name="P22"><text:a xlink:type="simple" xlink:href="https://www.codecademy.com/resources/docs/css/colors/rgb" office:target-frame-name="_blank" xlink:show="new" text:style-name="Internet_20_link" text:visited-style-name="Visited_20_Internet_20_Link"><text:soft-page-break/><text:span text:style-name="Source_20_Text">rgb()</text:span></text:a></text:p>
              <text:p text:style-name="P22">syntaxe avec une valeur pour le rouge, une valeur pour le bleu et une valeur pour le vert. </text:p>
            </text:list-header>
            <text:list-item>
              <text:p text:style-name="P22">Les valeurs RVB vont de 0 à 255 et ressemblent à ceci: <text:span text:style-name="Source_20_Text">rgb(7, 210, 50)</text:span>. </text:p>
            </text:list-item>
          </text:list>
        </text:list-item>
        <text:list-item>
          <text:p text:style-name="P22">HSL </text:p>
          <text:list>
            <text:list-item>
              <text:p text:style-name="P22">HSL signifie teinte (la couleur elle-même), saturation (l'intensité de la couleur), et la lumière (comment la lumière ou l'obscurité est une couleur). </text:p>
            </text:list-item>
            <text:list-item>
              <text:p text:style-name="P22">Les teintes vont de 0 à 360 et la saturation et la légèreté sont toutes deux représentées en pourcentages comme suit: <text:span text:style-name="Source_20_Text">hsl(200, 20%, 50%)</text:span>. </text:p>
            </text:list-item>
          </text:list>
        </text:list-item>
        <text:list-item>
          <text:p text:style-name="P22">Vous pouvez ajouter </text:p>
        </text:list-item>
      </text:list>
      <text:section text:style-name="Sect1" text:name=":r3v:">
        <text:list text:continue-numbering="true" text:style-name="L7">
          <text:list-header>
            <text:p text:style-name="P23">Avant-première: Docs Description du lien de chargement</text:p>
          </text:list-header>
        </text:list>
      </text:section>
      <text:list text:continue-numbering="true" text:style-name="L7">
        <text:list-header>
          <text:p text:style-name="P22"><text:a xlink:type="simple" xlink:href="https://www.codecademy.com/resources/docs/css/colors/opacity" office:target-frame-name="_blank" xlink:show="new" text:style-name="Internet_20_link" text:visited-style-name="Visited_20_Internet_20_Link">opacité</text:a></text:p>
          <text:p text:style-name="P24">colorier RGB et HSL en ajoutant une quatrième valeur, <text:span text:style-name="Source_20_Text">a</text:span>, qui est représenté en pourcentage. </text:p>
        </text:list-header>
      </text:list>
      <text:p text:style-name="P2">C'est un beau boulot. Sentez-vous capable d'ajouter un peu de couleur à chacun de vos projets.</text:p>
      <text:h text:style-name="P19" text:outline-level="3">Typographie</text:h>
      <text:p text:style-name="P2">1 min</text:p>
      <text:p text:style-name="P6">Dans cette leçon, nous nous concentrerons sur </text:p>
      <text:section text:style-name="Sect1" text:name="Section1">
        <text:p text:style-name="P7"><text:bookmark text:name=":r9:"/>Avant-première: Docs Description du lien de chargement</text:p>
      </text:section>
      <text:p text:style-name="P6"><text:a xlink:type="simple" xlink:href="https://www.codecademy.com/resources/docs/css/typography" office:target-frame-name="_blank" xlink:show="new" text:style-name="Internet_20_link" text:visited-style-name="Visited_20_Internet_20_Link"><text:span text:style-name="Emphasis">typographie</text:span></text:a></text:p>
      <text:p text:style-name="P2">, l'art d'agencer le texte sur une page. Nous allons regarder :</text:p>
      <text:list text:style-name="L8">
        <text:list-item>
          <text:p text:style-name="P25">Comment coiffer et transformer les polices de caractères. </text:p>
        </text:list-item>
        <text:list-item>
          <text:p text:style-name="P25">Comment mettre un texte sur une page. </text:p>
        </text:list-item>
        <text:list-item>
          <text:p text:style-name="P26">Et comment ajouter des polices externes à vos pages Web. </text:p>
        </text:list-item>
      </text:list>
      <text:p text:style-name="P2">Certaines des informations les plus importantes qu'un utilisateur verra sur une page Web seront textuelles. Le stylisme de texte pour rendre le contenu de la page accessible et attrayant peut considérablement améliorer l'expérience des utilisateurs. Commençons par.</text:p>
      <text:p text:style-name="P2">Instructions</text:p>
      <text:list text:style-name="L9">
        <text:list-header>
          <text:p text:style-name="P27">Dans le navigateur, nous avons un site de blog avec des polices de différentes tailles et styles. Dans les exercices suivants, nous allons apprendre comment manipuler les polices pour créer des interfaces attrayantes.</text:p>
          <text:p text:style-name="P27">Une fois que vous avez une idée de la présentation générale de la page, passez à l'exercice suivant.</text:p>
        </text:list-header>
      </text:list>
      <text:h text:style-name="P19" text:outline-level="3">Famille de polices</text:h>
      <text:p text:style-name="P2">7 min</text:p>
      <text:p text:style-name="P2">Vous pouvez vous souvenir de la leçon <text:a xlink:type="simple" xlink:href="https://www.codecademy.com/content-items/1368d1ea90382cbe44b60eeac19e9573/exercises/font-family" office:target-frame-name="_blank" xlink:show="new" text:style-name="Internet_20_link" text:visited-style-name="Visited_20_Internet_20_Link">Visual Rules</text:a> que la police d'un élément peut être changée en utilisant le <text:span text:style-name="Source_20_Text">font-family</text:span>biens.</text:p>
      <text:p text:style-name="P17"><text:span text:style-name="Source_20_Text">h1 {</text:span></text:p>
      <text:p text:style-name="P17"><text:soft-page-break/><text:span text:style-name="Source_20_Text">  font-family: Arial;</text:span></text:p>
      <text:p text:style-name="P17"><text:span text:style-name="Source_20_Text">}</text:span></text:p>
      <text:p text:style-name="P18"><text:span text:style-name="Source_20_Text">Copy to Clipboard</text:span></text:p>
      <text:p text:style-name="P2">Dans l'exemple ci-dessus, la famille de polices pour tous <text:span text:style-name="Source_20_Text">&lt;h1&gt;</text:span>Des éléments de cap ont été mis à Arial. </text:p>
      <text:p text:style-name="P2">Parlons de certaines choses à garder à l'esprit lors de la mise en place <text:span text:style-name="Source_20_Text">font-family</text:span>valeurs.</text:p>
      <text:h text:style-name="P28" text:outline-level="6">Valeurs multimots</text:h>
      <text:p text:style-name="P2">Lors de la spécification d'une police de caractères multiples, comme Times New Roman, il est recommandé d'utiliser des guillemets (<text:span text:style-name="Source_20_Text">' '</text:span>) de regrouper les mots, comme:</text:p>
      <text:p text:style-name="P17"><text:span text:style-name="Source_20_Text">h1 {</text:span></text:p>
      <text:p text:style-name="P17"><text:span text:style-name="Source_20_Text">  font-family: 'Times New Roman';</text:span></text:p>
      <text:p text:style-name="P17"><text:span text:style-name="Source_20_Text">}</text:span></text:p>
      <text:p text:style-name="P18"><text:span text:style-name="Source_20_Text">Copy to Clipboard</text:span></text:p>
      <text:h text:style-name="P28" text:outline-level="6">Polices de sécurité sur le Web</text:h>
      <text:p text:style-name="P2">Il y a une sélection de polices qui apparaîtront les mêmes sur tous les navigateurs et systèmes d'exploitation. Ces polices sont appelées <text:span text:style-name="Emphasis">polices de coffre-fort web</text:span>. Vous pouvez consulter une liste complète des polices de sécurité web <text:a xlink:type="simple" xlink:href="https://www.cssfontstack.com/" office:target-frame-name="_blank" xlink:show="new" text:style-name="Internet_20_link" text:visited-style-name="Visited_20_Internet_20_Link">ici</text:a>.</text:p>
      <text:h text:style-name="P28" text:outline-level="6">Fontes de rétrocession et piles de polices</text:h>
      <text:p text:style-name="P2">Les polices de sécurité Web sont de bonnes <text:span text:style-name="Emphasis">polices de secours</text:span> qui peuvent être utilisées si votre police préférée n'est pas disponible.</text:p>
      <text:p text:style-name="P17"><text:span text:style-name="Source_20_Text">h1 {</text:span></text:p>
      <text:p text:style-name="P17"><text:span text:style-name="Source_20_Text">  font-family: Caslon, Georgia, 'Times New Roman';</text:span></text:p>
      <text:p text:style-name="P17"><text:span text:style-name="Source_20_Text">}</text:span></text:p>
      <text:p text:style-name="P18"><text:span text:style-name="Source_20_Text">Copy to Clipboard</text:span></text:p>
      <text:p text:style-name="P2">Dans l'exemple ci-dessus, Georgia et Times New Roman sont des polices de secours à Caslon. Lorsque vous spécifiez un groupe de polices, vous avez ce que l'on appelle une <text:span text:style-name="Emphasis">pile</text:span> de <text:span text:style-name="Emphasis">polices</text:span>. Une empilement de polices contient généralement une liste de caractères similaires. Ici, le navigateur va d'abord essayer d'utiliser la fonte Caslon. Si cela n'est pas disponible, il essaiera d'utiliser une police similaire, la Géorgie. Et si la Géorgie n'est pas disponible, elle tentera d'utiliser Times New Roman.</text:p>
      <text:h text:style-name="P28" text:outline-level="6">Serif et Sans-Serif</text:h>
      <text:p text:style-name="P2">Vous vous demandez peut-être quelles caractéristiques font une police similaire à une autre police. Les polices de caractères Caslon, Georgia et Times New Roman sont des polices <text:span text:style-name="Emphasis">Serif</text:span>. Les polices Serif ont des détails supplémentaires sur les extrémités de chaque lettre, par opposition aux polices <text:span text:style-name="Emphasis">Sans-Serif</text:span>, qui n'ont pas les détails supplémentaires.</text:p>
      <text:p text:style-name="P2"><draw:frame draw:style-name="fr1" draw:name="Image2" text:anchor-type="as-char" svg:width="2cm" svg:height="1cm" draw:z-index="1"><draw:image xlink:href="https://content.codecademy.com/courses/web-101/htmlcss1-diagram__fontanatomy.svg" xlink:type="simple" xlink:show="embed" xlink:actuate="onLoad"/><svg:title>Serif and Sans-Serif fonts</svg:title></draw:frame></text:p>
      <text:p text:style-name="P2"><text:soft-page-break/><text:span text:style-name="Source_20_Text">serif</text:span>et <text:span text:style-name="Source_20_Text">sans-serif</text:span>sont également des valeurs de mots-clés qui peuvent être ajoutées en tant que police finale de secours si rien d'autre dans la grammaire n'est disponible.</text:p>
      <text:p text:style-name="P17"><text:span text:style-name="Source_20_Text">h1 {</text:span></text:p>
      <text:p text:style-name="P17"><text:span text:style-name="Source_20_Text">  font-family: Caslon, Georgia, 'Times New Roman', serif;</text:span></text:p>
      <text:p text:style-name="P17"><text:span text:style-name="Source_20_Text">}</text:span></text:p>
      <text:p text:style-name="P18"><text:span text:style-name="Source_20_Text">Copy to Clipboard</text:span></text:p>
      <text:p text:style-name="P2">Dans ce dernier example, la pile de polices comporte 4 polices. Si les 3 premières polices ne sont pas disponibles, le navigateur utilisera la police de caractères serif disponible sur le système.</text:p>
      <text:h text:style-name="P19" text:outline-level="3">Poids de la police</text:h>
      <text:p text:style-name="P2">3 min</text:p>
      <text:p text:style-name="P6">Dans le CSS, le </text:p>
      <text:section text:style-name="Sect1" text:name=":r3s:">
        <text:p text:style-name="P7">Avant-première: Docs Description du lien de chargement</text:p>
      </text:section>
      <text:p text:style-name="P6"><text:a xlink:type="simple" xlink:href="https://www.codecademy.com/resources/docs/css/typography/font-weight" office:target-frame-name="_blank" xlink:show="new" text:style-name="Internet_20_link" text:visited-style-name="Visited_20_Internet_20_Link"><text:span text:style-name="Source_20_Text">font-weight</text:span></text:a></text:p>
      <text:p text:style-name="P2">La propriété contrôle l'apparence du texte en caractères gras ou minces. Il peut être spécifié avec des mots-clés ou des valeurs numériques.</text:p>
      <text:h text:style-name="P29" text:outline-level="5">Valeurs de mots-clés</text:h>
      <text:p text:style-name="P2">Le <text:span text:style-name="Source_20_Text">font-weight</text:span>la propriété peut prendre n'importe laquelle de ces valeurs de mots-clés:</text:p>
      <text:list text:style-name="L10">
        <text:list-item>
          <text:p text:style-name="P30"><text:span text:style-name="Source_20_Text">bold</text:span>: Poids de la fonte audacieux. </text:p>
        </text:list-item>
        <text:list-item>
          <text:p text:style-name="P30"><text:span text:style-name="Source_20_Text">normal</text:span>: Poids normal de la police. C'est la valeur par défaut. </text:p>
        </text:list-item>
        <text:list-item>
          <text:p text:style-name="P30"><text:span text:style-name="Source_20_Text">lighter</text:span>: Un poids de police plus léger que la valeur mère de l'élément. </text:p>
        </text:list-item>
        <text:list-item>
          <text:p text:style-name="P31"><text:span text:style-name="Source_20_Text">bolder</text:span>: Un poids de police plus audacieux que la valeur mère de l'élément </text:p>
        </text:list-item>
      </text:list>
      <text:h text:style-name="P29" text:outline-level="5">Valeurs numériques</text:h>
      <text:p text:style-name="P2">Les valeurs numériques peuvent aller de 1 (le plus léger) à 1000 (la plus grossière), mais il est courant d'utiliser des incréments de 100. Un poids de caractères de <text:span text:style-name="Source_20_Text">400</text:span>est égale à la valeur du mot-clé <text:span text:style-name="Source_20_Text">normal</text:span>, et un poids de la police de <text:span text:style-name="Source_20_Text">700</text:span>est égal à <text:span text:style-name="Source_20_Text">bold</text:span>.</text:p>
      <text:p text:style-name="P17"><text:span text:style-name="Source_20_Text">.left-section {</text:span></text:p>
      <text:p text:style-name="P17"><text:span text:style-name="Source_20_Text">  font-weight: 700;</text:span></text:p>
      <text:p text:style-name="P17"><text:span text:style-name="Source_20_Text">}</text:span></text:p>
      <text:p text:style-name="P17"><text:span text:style-name="Source_20_Text">.right-section {</text:span></text:p>
      <text:p text:style-name="P17"><text:span text:style-name="Source_20_Text">  font-weight: bold; </text:span></text:p>
      <text:p text:style-name="P17"><text:span text:style-name="Source_20_Text">}</text:span></text:p>
      <text:p text:style-name="P18"><text:span text:style-name="Source_20_Text">Copy to Clipboard</text:span></text:p>
      <text:p text:style-name="P2">Dans l'exemple ci-dessus, texte dans des éléments des deux <text:span text:style-name="Source_20_Text">.left-section</text:span>et <text:span text:style-name="Source_20_Text">.right-section</text:span>les classes apparaîtront en gras.</text:p>
      <text:p text:style-name="P2"><text:soft-page-break/>Il est important de noter que toutes les polices ne peuvent pas se voir attribuer un poids numérique de la police, et que tous les poids de la police numérique ne sont pas disponibles pour toutes les polices. C'est une bonne pratique de rechercher la police que vous utilisez pour voir laquelle <text:span text:style-name="Source_20_Text">font-weight</text:span>des valeurs sont disponibles.</text:p>
      <text:h text:style-name="P19" text:outline-level="3">Style de police</text:h>
      <text:p text:style-name="P2">2 min</text:p>
      <text:p text:style-name="P6">Vous pouvez aussi en italiqueter le texte avec le </text:p>
      <text:section text:style-name="Sect1" text:name=":r52:">
        <text:p text:style-name="P7">Avant-première: Docs Description du lien de chargement</text:p>
      </text:section>
      <text:p text:style-name="P6"><text:a xlink:type="simple" xlink:href="https://www.codecademy.com/resources/docs/css/typography/font-style" office:target-frame-name="_blank" xlink:show="new" text:style-name="Internet_20_link" text:visited-style-name="Visited_20_Internet_20_Link"><text:span text:style-name="Source_20_Text">font-style</text:span></text:a></text:p>
      <text:p text:style-name="P2">biens.</text:p>
      <text:p text:style-name="P17"><text:span text:style-name="Source_20_Text">h3 {</text:span></text:p>
      <text:p text:style-name="P17"><text:span text:style-name="Source_20_Text">  font-style: italic;</text:span></text:p>
      <text:p text:style-name="P17"><text:span text:style-name="Source_20_Text">}</text:span></text:p>
      <text:p text:style-name="P18"><text:span text:style-name="Source_20_Text">Copy to Clipboard</text:span></text:p>
      <text:p text:style-name="P2">Le <text:span text:style-name="Source_20_Text">italic</text:span>la valeur fait apparaître le texte en italique. Le <text:span text:style-name="Source_20_Text">font-style</text:span>les biens ont également une <text:span text:style-name="Source_20_Text">normal</text:span>valeur qui est la valeur par défaut.</text:p>
      <text:h text:style-name="P19" text:outline-level="3">Transformation de texte</text:h>
      <text:p text:style-name="P2">2 min</text:p>
      <text:p text:style-name="P2">Le texte peut également être stylisé pour apparaître dans toutes les majuscules ou minuscules avec le <text:span text:style-name="Source_20_Text">text-transform</text:span>biens. </text:p>
      <text:p text:style-name="P17"><text:span text:style-name="Source_20_Text">h1 {</text:span></text:p>
      <text:p text:style-name="P17"><text:span text:style-name="Source_20_Text">  text-transform: uppercase;</text:span></text:p>
      <text:p text:style-name="P17"><text:span text:style-name="Source_20_Text">}</text:span></text:p>
      <text:p text:style-name="P18"><text:span text:style-name="Source_20_Text">Copy to Clipboard</text:span></text:p>
      <text:p text:style-name="P2">Le code dans l'exemple ci-dessus forme tous <text:span text:style-name="Source_20_Text">&lt;h1&gt;</text:span>les éléments à faire figurer dans <text:span text:style-name="Source_20_Text">uppercase</text:span>, quel que soit le cas utilisé pour le titre contenu dans le code HTML. À défaut, le <text:span text:style-name="Source_20_Text">lowercase</text:span>la valeur pourrait être utilisée pour formater le texte en tout autre.</text:p>
      <text:p text:style-name="P2">Étant donné que le texte peut être directement tapé dans toutes les majuscules ou minuscules dans un fichier HTML, quel est l'intérêt d'une règle CSS qui vous permet de formater <text:a xlink:type="simple" xlink:href="https://en.wikipedia.org/wiki/Letter_case" office:target-frame-name="_blank" xlink:show="new" text:style-name="Internet_20_link" text:visited-style-name="Visited_20_Internet_20_Link">l'affaire de la lettre</text:a> ? </text:p>
      <text:p text:style-name="P2">Selon le type de contenu qu'une page web affiche, il peut être judicieux de toujours coiffer un élément spécifique dans toutes les majuscules ou minuscules. Par exemple, un site web qui fait état de toute dernière information peut décider de formater tous les <text:span text:style-name="Source_20_Text">&lt;h1&gt;</text:span>éléments de cap tels qu'ils apparaissent toujours dans toutes les majuscules, comme dans l'exemple ci-dessus. Il éviterait également le texte majuscule dans le fichier HTML, ce qui pourrait rendre le code difficile à lire.</text:p>
      <text:h text:style-name="P19" text:outline-level="3"><text:soft-page-break/>Schéma de texte</text:h>
      <text:p text:style-name="P2">6 min</text:p>
      <text:p text:style-name="P2">Vous avez appris comment le texte peut être défini par la famille de polices, le poids, le style et les transformations. Vous en apprendrez maintenant sur certaines façons d'afficher ou de présenter le texte dans le conteneur de l'élément.</text:p>
      <text:h text:style-name="P28" text:outline-level="6">Étalonnage des lettres</text:h>
      <text:p text:style-name="P2">Le <text:span text:style-name="Source_20_Text">letter-spacing</text:span>La propriété est utilisée pour régler l'espacement horizontal entre les caractères individuels dans un élément. Il n'est pas courant de régler l'espacement entre les lettres, mais cela peut parfois aider à la lisibilité de certaines polices ou styles. Le <text:span text:style-name="Source_20_Text">letter-spacing</text:span>les valeurs de longueurs de propriété en unités, telles que <text:span text:style-name="Source_20_Text">2px</text:span>ou <text:span text:style-name="Source_20_Text">0.5em</text:span>.</text:p>
      <text:p text:style-name="P17"><text:span text:style-name="Source_20_Text">p {</text:span></text:p>
      <text:p text:style-name="P17"><text:span text:style-name="Source_20_Text">  letter-spacing: 2px;</text:span></text:p>
      <text:p text:style-name="P17"><text:span text:style-name="Source_20_Text">}</text:span></text:p>
      <text:p text:style-name="P18"><text:span text:style-name="Source_20_Text">Copy to Clipboard</text:span></text:p>
      <text:p text:style-name="P2">Dans l'exemple ci-dessus, chaque caractère de l'élément de paragraphe sera séparé par 2 pixels. </text:p>
      <text:h text:style-name="P28" text:outline-level="6">Étalonnage des mots</text:h>
      <text:p text:style-name="P2">Vous pouvez régler l'espace entre les mots avec le <text:span text:style-name="Source_20_Text">word-spacing</text:span>biens. Il n'est pas non plus courant d'augmenter l'espacement entre les mots, mais cela peut aider à améliorer la lisibilité d'un texte en caractères gras ou élargi. Le <text:span text:style-name="Source_20_Text">word-spacing</text:span>la propriété prend également des valeurs de longueur en unités, telles que <text:span text:style-name="Source_20_Text">3px</text:span>ou <text:span text:style-name="Source_20_Text">0.2em</text:span>.</text:p>
      <text:p text:style-name="P17"><text:span text:style-name="Source_20_Text">h1 {</text:span></text:p>
      <text:p text:style-name="P17"><text:span text:style-name="Source_20_Text">  word-spacing: 0.3em;</text:span></text:p>
      <text:p text:style-name="P17"><text:span text:style-name="Source_20_Text">}</text:span></text:p>
      <text:p text:style-name="P18"><text:span text:style-name="Source_20_Text">Copy to Clipboard</text:span></text:p>
      <text:p text:style-name="P2">Dans l'exemple ci-dessus, le mot espacement est mis à <text:span text:style-name="Source_20_Text">0.3em</text:span>. Pour l'espacement des mots, en utilisant <text:span text:style-name="Source_20_Text">em</text:span>des valeurs sont recommandées car l'espacement peut être réglé en fonction de la taille de la police. </text:p>
      <text:h text:style-name="P28" text:outline-level="6">Hauteur de la ligne</text:h>
      <text:p text:style-name="P2"><draw:frame draw:style-name="fr1" draw:name="Image3" text:anchor-type="as-char" svg:width="2cm" svg:height="1cm" draw:z-index="2"><draw:image xlink:href="https://content.codecademy.com/courses/updated_images/htmlcss1-diagram__leading_updated_1-01.svg" xlink:type="simple" xlink:show="embed" xlink:actuate="onLoad"/><svg:title>diagram of line height property</svg:title></draw:frame></text:p>
      <text:p text:style-name="P2">Nous pouvons utiliser le <text:span text:style-name="Source_20_Text">line-height</text:span>Propriété pour définir la taille que nous voulons que chaque ligne contenant notre texte soit. Les valeurs de hauteur de ligne peuvent être un nombre sans unité, par exemple <text:span text:style-name="Source_20_Text">1.2</text:span>, ou une valeur de longueur, telle que <text:span text:style-name="Source_20_Text">12px</text:span>, <text:span text:style-name="Source_20_Text">5%</text:span>ou <text:span text:style-name="Source_20_Text">2em</text:span>. </text:p>
      <text:p text:style-name="P17"><text:span text:style-name="Source_20_Text">p {</text:span></text:p>
      <text:p text:style-name="P17"><text:span text:style-name="Source_20_Text">  line-height: 1.4;</text:span></text:p>
      <text:p text:style-name="P17"><text:span text:style-name="Source_20_Text">}</text:span></text:p>
      <text:p text:style-name="P18"><text:soft-page-break/><text:span text:style-name="Source_20_Text">Copy to Clipboard</text:span></text:p>
      <text:p text:style-name="P2">Dans l'exemple ci-dessus, la hauteur entre les lignes est fixée à <text:span text:style-name="Source_20_Text">1.4</text:span>. Généralement, la valeur sans unité est préférée car elle est sensible en fonction de la taille actuelle de la police. En d'autres termes, si le <text:span text:style-name="Source_20_Text">line-height</text:span>est spécifié par un numéro sans unité, le changement de la taille de la police va automatiquement réajuster la hauteur de ligne.</text:p>
      <text:h text:style-name="P28" text:outline-level="6">Alignement du texte</text:h>
      <text:p text:style-name="P2">Le <text:span text:style-name="Source_20_Text">text-align</text:span>la propriété, que vous connaissez peut-être déjà de la <text:a xlink:type="simple" xlink:href="https://www.codecademy.com/courses/learn-css/lessons/css-visual-rules/exercises/text-align" office:target-frame-name="_blank" xlink:show="new" text:style-name="Internet_20_link" text:visited-style-name="Visited_20_Internet_20_Link">leçon CSS Visual Rules</text:a>, aligne le texte sur son élément parent.</text:p>
      <text:p text:style-name="P17"><text:span text:style-name="Source_20_Text">h1 {</text:span></text:p>
      <text:p text:style-name="P17"><text:span text:style-name="Source_20_Text">  text-align: right;</text:span></text:p>
      <text:p text:style-name="P17"><text:span text:style-name="Source_20_Text">}</text:span></text:p>
      <text:p text:style-name="P18"><text:span text:style-name="Source_20_Text">Copy to Clipboard</text:span></text:p>
      <text:p text:style-name="P2">Dans l'exemple ci-dessus, <text:span text:style-name="Source_20_Text">&lt;h1&gt;</text:span>L'élément est aligné sur le côté droit, au lieu de la gauche par défaut.</text:p>
      <text:h text:style-name="P19" text:outline-level="3">Polices Web</text:h>
      <text:p text:style-name="P2">1 min</text:p>
      <text:p text:style-name="P2">Auparavant, nous avions appris les polices de sécurité du web, un groupe de polices pris en charge à travers les navigateurs et les systèmes d'exploitation. Cependant, les polices que vous pouvez utiliser pour votre site web sont <text:span text:style-name="Emphasis">illimitées</text:span>, les <text:span text:style-name="Emphasis">polices web</text:span> vous permettent d'exprimer votre style unique à travers une multitude de polices différentes trouvées sur le web.</text:p>
      <text:p text:style-name="P2">Services de polices <text:a xlink:type="simple" xlink:href="https://fonts.google.com/" office:target-frame-name="_blank" xlink:show="new" text:style-name="Internet_20_link" text:visited-style-name="Visited_20_Internet_20_Link">gratuites</text:a>, comme <text:a xlink:type="simple" xlink:href="https://fonts.google.com/" office:target-frame-name="_blank" xlink:show="new" text:style-name="Internet_20_link" text:visited-style-name="Visited_20_Internet_20_Link">Google Fonts</text:a> et <text:a xlink:type="simple" xlink:href="https://fonts.adobe.com/" office:target-frame-name="_blank" xlink:show="new" text:style-name="Internet_20_link" text:visited-style-name="Visited_20_Internet_20_Link">Adobe Fonts</text:a>, des polices d'hôtes auxquelles vous pouvez lier à partir de votre document HTML avec un <text:span text:style-name="Source_20_Text">&lt;link&gt;</text:span>élément.</text:p>
      <text:p text:style-name="P2">Vous pouvez également utiliser des polices de fréquences de distributeurs payants comme <text:a xlink:type="simple" xlink:href="https://www.fonts.com/" office:target-frame-name="_blank" xlink:show="new" text:style-name="Internet_20_link" text:visited-style-name="Visited_20_Internet_20_Link">fonts.com</text:a> en les téléchargeant et en les hébergeant avec le reste des fichiers de votre site. Vous pouvez créer un <text:span text:style-name="Source_20_Text">@font-face</text:span>un ensemble de règles dans votre feuille de style CSS pour établir un lien vers le chemin relatif du fichier de polices. </text:p>
      <text:p text:style-name="P2">Les deux techniques d'inclusion de polices Web dans votre site vous permettent d'aller au-delà de l'apparence parfois « traditionnelle » des polices de caractères web. Dans les deux exercices suivants, vous apprendrez exactement comment utiliser chacune de ces techniques.</text:p>
      <text:h text:style-name="P19" text:outline-level="3">Polices Web à l'aide de l'adresse suivante:</text:h>
      <text:p text:style-name="P2">7 min</text:p>
      <text:p text:style-name="P2">Les services de polices en ligne, comme <text:a xlink:type="simple" xlink:href="https://fonts.google.com/" office:target-frame-name="_blank" xlink:show="new" text:style-name="Internet_20_link" text:visited-style-name="Visited_20_Internet_20_Link">Google Fonts</text:a>, facilitent la recherche et le lien vers les polices de votre site. Vous pouvez parcourir et sélectionner des polices qui correspondent au style de votre site web.</text:p>
      <text:p text:style-name="P2"><text:soft-page-break/><draw:frame draw:style-name="fr1" draw:name="Image4" text:anchor-type="as-char" svg:width="2cm" svg:height="1cm" draw:z-index="3"><draw:image xlink:href="https://static-assets.codecademy.com/Courses/Learn-CSS/Typography/google-fonts-styles-page.png" xlink:type="simple" xlink:show="embed" xlink:actuate="onLoad"/><svg:title>Google Fonts Roboto Styles Page</svg:title></draw:frame></text:p>
      <text:p text:style-name="P2">Lorsque vous sélectionnez une police dans Google Fonts, on vous montrera tous les différents styles disponibles pour cette police particulière. Vous pouvez ensuite sélectionner les styles que vous souhaitez utiliser sur votre site.</text:p>
      <text:p text:style-name="P2"><draw:frame draw:style-name="fr1" draw:name="Image5" text:anchor-type="as-char" svg:width="2cm" svg:height="1cm" draw:z-index="4"><draw:image xlink:href="https://static-assets.codecademy.com/Courses/Learn-CSS/Typography/google-fonts-font-families.png" xlink:type="simple" xlink:show="embed" xlink:actuate="onLoad"/><svg:title>Showing Selected Font Families</svg:title></draw:frame><text:s/></text:p>
      <text:p text:style-name="P2">Lorsque vous avez fini de sélectionner une police et ses styles, vous pouvez passer en revue votre famille de caractères sélectionnée, et un <text:span text:style-name="Source_20_Text">&lt;link&gt;</text:span>Un élément sera automatiquement généré pour que vous puissiez l'utiliser sur votre site.</text:p>
      <text:p text:style-name="P17"><text:span text:style-name="Source_20_Text">&lt;head&gt;</text:span></text:p>
      <text:p text:style-name="P17"><text:span text:style-name="Source_20_Text">  &lt;!-- Add the link element for Google Fonts along with other metadata --&gt;</text:span></text:p>
      <text:p text:style-name="P17"><text:span text:style-name="Source_20_Text">  &lt;link href="https://fonts.googleapis.com/css2?family=Roboto:wght@100&amp;display=swap" rel="stylesheet"&gt;</text:span></text:p>
      <text:p text:style-name="P17"><text:span text:style-name="Source_20_Text">&lt;/head&gt;</text:span></text:p>
      <text:p text:style-name="P18"><text:span text:style-name="Source_20_Text">Copy to Clipboard</text:span></text:p>
      <text:p text:style-name="P2">Les produits générés <text:span text:style-name="Source_20_Text">&lt;link&gt;</text:span>l'élément doit être ajouté à la <text:span text:style-name="Source_20_Text">&lt;head&gt;</text:span>élément de votre document HTML pour être prêt à être utilisé dans votre CSS.</text:p>
      <text:p text:style-name="P17"><text:span text:style-name="Source_20_Text">p {</text:span></text:p>
      <text:p text:style-name="P17"><text:span text:style-name="Source_20_Text">  font-family: 'Roboto', sans-serif;</text:span></text:p>
      <text:p text:style-name="P17"><text:span text:style-name="Source_20_Text">}</text:span></text:p>
      <text:p text:style-name="P18"><text:span text:style-name="Source_20_Text">Copy to Clipboard</text:span></text:p>
      <text:p text:style-name="P2">Vous pouvez alors créer <text:span text:style-name="Source_20_Text">font-family</text:span>les déclarations dans votre CSS, tout comme vous avez appris à faire avec d'autres polices de caractères.</text:p>
      <text:h text:style-name="P19" text:outline-level="3">Examen</text:h>
      <text:p text:style-name="P2">1 min</text:p>
      <text:p text:style-name="P2">C'est un beau boulot. Vous avez appris à coiffer un aspect important de l'expérience utilisateur-typographie. </text:p>
      <text:p text:style-name="P2">Passons en revue ce que vous avez appris jusqu'à présent :</text:p>
      <text:list text:style-name="L11">
        <text:list-item>
          <text:p text:style-name="P32"><text:span text:style-name="Emphasis">La typographie</text:span> est l'art d'agencer le texte sur une page. </text:p>
        </text:list-item>
        <text:list-item>
          <text:p text:style-name="P32">Le texte peut apparaître en caractères gras ou minces avec le <text:span text:style-name="Source_20_Text">font-weight</text:span>biens. </text:p>
        </text:list-item>
        <text:list-item>
          <text:p text:style-name="P32">Le texte peut apparaître en italique avec le <text:span text:style-name="Source_20_Text">font-style</text:span>biens. </text:p>
        </text:list-item>
        <text:list-item>
          <text:p text:style-name="P32">L'espacement vertical entre les lignes de texte peut être modifié avec <text:span text:style-name="Source_20_Text">line-height</text:span>biens. </text:p>
        </text:list-item>
        <text:list-item>
          <text:p text:style-name="P32"><text:soft-page-break/>Les polices <text:span text:style-name="Emphasis">de</text:span> caractères <text:span text:style-name="Emphasis">Serif</text:span> ont des détails supplémentaires sur les extrémités de chaque lettre. <text:span text:style-name="Emphasis">Les</text:span> polices <text:span text:style-name="Emphasis">de</text:span> caractères <text:span text:style-name="Emphasis">sans serif</text:span> ne le font pas. </text:p>
        </text:list-item>
        <text:list-item>
          <text:p text:style-name="P32">Les <text:span text:style-name="Emphasis">polices de</text:span> rétroductrices sont utilisées lorsqu'une certaine police n'est pas installée sur l'ordinateur d'un utilisateur. </text:p>
        </text:list-item>
        <text:list-item>
          <text:p text:style-name="P32">Le <text:span text:style-name="Source_20_Text">word-spacing</text:span>la propriété change à quel point les mots individuels sont éloignés. </text:p>
        </text:list-item>
        <text:list-item>
          <text:p text:style-name="P32">Le <text:span text:style-name="Source_20_Text">letter-spacing</text:span>la propriété change à quel point les lettres individuelles sont éloignées. </text:p>
        </text:list-item>
        <text:list-item>
          <text:p text:style-name="P32">Le <text:span text:style-name="Source_20_Text">text-align</text:span>la propriété modifie l'alignement horizontal du texte. </text:p>
        </text:list-item>
        <text:list-item>
          <text:p text:style-name="P32">Google Fonts fournit des polices gratuites qui peuvent être utilisées dans un fichier HTML avec le <text:span text:style-name="Source_20_Text">&lt;link&gt;</text:span>étiquette ou <text:span text:style-name="Source_20_Text">@font-face</text:span>biens. </text:p>
        </text:list-item>
        <text:list-item>
          <text:p text:style-name="P33">Les polices locales peuvent être ajoutées à un document avec <text:span text:style-name="Source_20_Text">@font-face</text:span>la propriété et le chemin vers la source de la police. </text:p>
        </text:list-item>
      </text:list>
      <text:p text:style-name="P2">En utilisant votre nouvelle connaissance de la typographie CSS, n'hésitez pas à éditer le code plus attrayant pour rendre la page web plus attrayante.</text:p>
      <text:h text:style-name="P19" text:outline-level="3">Typographie</text:h>
      <text:p text:style-name="P2">Aoife Conleavy est une romancière qui écrit sur ses voyages depuis près de deux décennies. Avant le lancement de son nouveau roman <text:span text:style-name="Emphasis">Tide Blade</text:span>, qui présente les histoires de personnages de la vie réelle au Maroc, l'auteur veut embrouiller son site professionnel. Vous modifierez la typographie sur son site, en changeant la taille, le style et les familles de caractères, pour rendre la page plus facile à lire. </text:p>
      <text:p text:style-name="P2">En utilisant votre compréhension de la typographie, aidez Aoife Conleavy à améliorer la lisibilité de son site pour ses lecteurs. </text:p>
      <text:h text:style-name="P19" text:outline-level="3">Tâches</text:h>
      <text:p text:style-name="P6">8 complet</text:p>
      <text:p text:style-name="P2">Marquer les tâches comme terminées en les vérifiant</text:p>
      <text:h text:style-name="P34" text:outline-level="2">Maroc</text:h>
      <text:p text:style-name="P2">1.</text:p>
      <text:p text:style-name="P2">Le <text:span text:style-name="Source_20_Text">header</text:span>La section du site d’Aoife Conleavy contient le nom de l’auteur, ainsi que le texte « Voyages », « Fiction » et « Contact ».</text:p>
      <text:p text:style-name="P2">Modifier la <text:span text:style-name="Source_20_Text">font-weight</text:span>de la <text:span text:style-name="Source_20_Text">header</text:span>afin que le texte apparaisse en caractères gras.</text:p>
      <text:p text:style-name="P35">2.</text:p>
      <text:p text:style-name="P2">En déplaçant la page, le <text:span text:style-name="Source_20_Text">banner</text:span>La section contient une image étonnante, deux blocs de texte, un <text:span text:style-name="Source_20_Text">h2</text:span>étiquette avec le texte «DEC 20XX» et un <text:span text:style-name="Source_20_Text">h1</text:span>étiquette avec le texte «Maroc». </text:p>
      <text:p text:style-name="P2">Donnez le <text:span text:style-name="Source_20_Text">h2</text:span>un poids de police de 500 et le <text:span text:style-name="Source_20_Text">h1</text:span>étiquette un poids de police de 900. </text:p>
      <text:p text:style-name="P35">3.</text:p>
      <text:p text:style-name="P2"><text:soft-page-break/>Après avoir examiné le projet, l'auteur suggère que la hauteur de la ligne semble un peu décalée et doit être modifiée dans toute la page.</text:p>
      <text:p text:style-name="P2">Débarrez la page et définissez <text:span text:style-name="Source_20_Text">line-height</text:span>des éléments de la page ci-après, tels que recommandés:</text:p>
      <text:list text:style-name="L12">
        <text:list-item>
          <text:p text:style-name="P36">Le paragraphe à l'intérieur de la <text:span text:style-name="Source_20_Text">journal</text:span>la section doit avoir une hauteur de ligne de <text:span text:style-name="Source_20_Text">1.4</text:span>multipliée par la taille de la police. </text:p>
        </text:list-item>
        <text:list-item>
          <text:p text:style-name="P36">La première lettre de la section du journal devrait avoir une hauteur de ligne de <text:span text:style-name="Source_20_Text">.87</text:span>multipliée par la taille de la police. </text:p>
        </text:list-item>
        <text:list-item>
          <text:p text:style-name="P36">La citation doit avoir une hauteur de ligne de <text:span text:style-name="Source_20_Text">1.2</text:span>multipliée par la taille de la police. </text:p>
        </text:list-item>
        <text:list-item>
          <text:p text:style-name="P37">Le contenu du pied de page doit avoir une hauteur de ligne <text:span text:style-name="Source_20_Text">1.5</text:span>multipliée par la taille de la police. </text:p>
        </text:list-item>
      </text:list>
      <text:p text:style-name="P35">4.</text:p>
      <text:p text:style-name="P2">Le site utilise actuellement la langue courante <text:span text:style-name="Source_20_Text">serif</text:span>et <text:span text:style-name="Source_20_Text">sans-serif</text:span>les polices de caractères trouvées sur les ordinateurs des utilisateurs. Depuis que l'auteur a publié le site pour la première fois, un certain nombre de nouvelles bibliothèques de caractères ont créé des polices de caractères qui, selon vous, seraient mieux adaptées au site. </text:p>
      <text:p text:style-name="P2">À l'aide de <text:a xlink:type="simple" xlink:href="https://fonts.google.com/" office:target-frame-name="_blank" xlink:show="new" text:style-name="Internet_20_link" text:visited-style-name="Visited_20_Internet_20_Link">l'API Google Fonts</text:a>, ajouter les polices suivantes au fichier <text:span text:style-name="Strong_20_Emphasis">index.html:</text:span></text:p>
      <text:list text:style-name="L13">
        <text:list-item>
          <text:p text:style-name="P38">Abril Fatface </text:p>
        </text:list-item>
        <text:list-item>
          <text:p text:style-name="P38">Travail sans travail <text:span text:style-name="Source_20_Text">font-weight</text:span>400, 500 et 800. </text:p>
        </text:list-item>
        <text:list-item>
          <text:p text:style-name="P39">M. Merriweather en <text:span text:style-name="Source_20_Text">font-weight</text:span>400 et 400 en italique </text:p>
        </text:list-item>
      </text:list>
      <text:p text:style-name="P2">Vous pouvez soit lier ces polices en un seul <text:span text:style-name="Source_20_Text">&lt;link&gt;</text:span>tag, ou trois <text:span text:style-name="Source_20_Text">&lt;link&gt;</text:span>tags.</text:p>
      <text:p text:style-name="P35">5.</text:p>
      <text:p text:style-name="P2">Vous pouvez maintenant utiliser les polices nouvellement ajoutées de Google Fonts dans notre projet. En redépluant la page, je fixe le <text:span text:style-name="Source_20_Text">font-family</text:span>et les biens tels que recommandés:</text:p>
      <text:list text:style-name="L14">
        <text:list-item>
          <text:p text:style-name="P40">Régler la police de la <text:span text:style-name="Source_20_Text">h2</text:span>tag dans le <text:span text:style-name="Source_20_Text">banner</text:span>de la section à <text:span text:style-name="Source_20_Text">"Work Sans"</text:span> </text:p>
        </text:list-item>
        <text:list-item>
          <text:p text:style-name="P40">Régler la police de la <text:span text:style-name="Source_20_Text">h1</text:span>tag dans le <text:span text:style-name="Source_20_Text">banner</text:span>de la section à <text:span text:style-name="Source_20_Text">"Abril Fatface"</text:span> </text:p>
        </text:list-item>
        <text:list-item>
          <text:p text:style-name="P40">Définissez la police de la section du journal à <text:span text:style-name="Source_20_Text">Work Sans</text:span> </text:p>
        </text:list-item>
        <text:list-item>
          <text:p text:style-name="P41">Placer la police de la photo légende sur <text:span text:style-name="Source_20_Text">Merriweather</text:span> </text:p>
        </text:list-item>
      </text:list>
      <text:p text:style-name="P35">6.</text:p>
      <text:p text:style-name="P2">La page a l'air super, mais vous devez aussi rendre compte des utilisateurs qui ne peuvent peut-être pas accéder aux polices Google. Trouvez-leur plusieurs polices de secours à utiliser dans le cas où elles ne peuvent pas accéder à des polices d'un tiers:</text:p>
      <text:p text:style-name="P2">Découvrez les polices de secours comme suit:</text:p>
      <text:list text:style-name="L15">
        <text:list-item>
          <text:p text:style-name="P42"><text:span text:style-name="Source_20_Text">h2</text:span>tag dans le <text:span text:style-name="Source_20_Text">banner</text:span>section: <text:span text:style-name="Source_20_Text">"Arial"</text:span>et <text:span text:style-name="Source_20_Text">sans-serif</text:span> </text:p>
        </text:list-item>
        <text:list-item>
          <text:p text:style-name="P42"><text:span text:style-name="Source_20_Text">h1</text:span>tag dans le <text:span text:style-name="Source_20_Text">banner</text:span>section: <text:span text:style-name="Source_20_Text">sans-serif</text:span> </text:p>
        </text:list-item>
        <text:list-item>
          <text:p text:style-name="P42">La section de la revue: <text:span text:style-name="Source_20_Text">serif</text:span> </text:p>
        </text:list-item>
        <text:list-item>
          <text:p text:style-name="P43"><text:soft-page-break/>La légende de la photo: <text:span text:style-name="Source_20_Text">serif</text:span> </text:p>
        </text:list-item>
      </text:list>
      <text:p text:style-name="P35">7.</text:p>
      <text:p text:style-name="P2">En regardant la page, l'auteur suggère que la page se réunirait vraiment si nous utilisions une police spécifique. <text:span text:style-name="Source_20_Text">CroissantOne-Regular.ttf</text:span>, dans le pied de page. Les fichiers ont été téléchargés et ajoutés à notre projet dans le répertoire <text:span text:style-name="Strong_20_Emphasis">des polices</text:span> dans les <text:span text:style-name="Strong_20_Emphasis">styles/</text:span>styles/rébritules où nos fichiers CSS sont stockés. </text:p>
      <text:p text:style-name="P2">Pour mener à bien la tâche, vous devez utiliser le <text:span text:style-name="Source_20_Text">@font-face</text:span>propriété pour rendre ces polices accessibles dans les feuilles de style. Nommez la police <text:span text:style-name="Source_20_Text">"Croissant One"</text:span>. </text:p>
      <text:p text:style-name="P35">8.</text:p>
      <text:p text:style-name="P2">Maintenant que vous avez un <text:span text:style-name="Source_20_Text">@font-face</text:span>la règle, fixer la <text:span text:style-name="Source_20_Text">font-family</text:span>propriété du pied de page à <text:span text:style-name="Source_20_Text">"Croissant One"</text:span>avec <text:span text:style-name="Source_20_Text">"Merriweather"</text:span>et <text:span text:style-name="Source_20_Text">serif</text:span>comme les polices de repli.</text:p>
      <text:h text:style-name="P19" text:outline-level="3">ntroduction</text:h>
      <text:p text:style-name="P2">1 min</text:p>
      <text:p text:style-name="P2">Imaginez que vous êtes un utilisateur qui est arrivé sur le site web chargé dans le navigateur web ici. Avec quoi pouvez-vous interagir, sur quoi pouvez-vous cliquer pour naviguer sur le site ? Avant de cliquer sur quoi que ce soit, faites défiler la page et essayez de deviner comment les éléments peuvent se comporter en cliquant. Après cela, cliquez et voyez ce qui fonctionne réellement. Même si vous aviez totalement raison dans vos hypothèses sur ce qui était cliquable (parce que vous êtes un utilisateur compétent d'interfaces web ou que vous avez beaucoup de chance), de nombreux utilisateurs auraient du mal à interagir efficacement avec cette page. Ce site est un exemple particulièrement mauvais de conception d'interface, et il y a beaucoup de place pour l'amélioration.</text:p>
      <text:p text:style-name="P2">Une partie de la raison pour laquelle il est si difficile de savoir comment interagir avec ce site est qu'il y a peu ou pas <text:span text:style-name="Emphasis">de signifiants</text:span>. Pour simplifier un concept certes complexe, les signifiants (et le <text:a xlink:type="simple" xlink:href="https://en.wikipedia.org/wiki/Affordance" office:target-frame-name="_blank" xlink:show="new" text:style-name="Internet_20_link" text:visited-style-name="Visited_20_Internet_20_Link">concept</text:a> connexe <text:a xlink:type="simple" xlink:href="https://en.wikipedia.org/wiki/Affordance" office:target-frame-name="_blank" xlink:show="new" text:style-name="Internet_20_link" text:visited-style-name="Visited_20_Internet_20_Link">de primes</text:a>) sont des indicateurs qui offrent des indices sur la façon d'interagir avec de nouveaux objets ou situations. Par exemple, la forme d'une poignée de tiroir aide à indiquer à un utilisateur comment il pourrait interagir avec elle (le saisir avec sa main et tirer pour s'ouvrir).</text:p>
      <text:p text:style-name="P2">Montrer l'interactivité et la cliquabilité par l'intermédiaire des signifiants est un aspect fondamental de la conception de l'interface utilisateur. Dans cette leçon, nous aborderons certaines des meilleures pratiques de haut niveau pour démontrer l'interaction et l'interactivité et certaines implémentations à l'aide du CSS.</text:p>
      <text:h text:style-name="P19" text:outline-level="3">Styles de liaison de navigateur</text:h>
      <text:p text:style-name="P2">6 min</text:p>
      <text:p text:style-name="P2">Les navigateurs web ont toujours tenu compte de l'importance de l'utilisation des signifiants pour la navigation. Par défaut, les navigateurs incluent une <text:span text:style-name="Emphasis">feuille</text:span> de <text:span text:style-name="Emphasis">style d'agent utilisateur</text:span>, un ensemble de styles par défaut inclus dans le navigateur (« agent utilisateur ») pour une utilisation sur toutes les pages Web. La spécification HTML5 définit un ensemble de <text:a xlink:type="simple" xlink:href="https://www.w3.org/TR/html5/rendering.html" office:target-frame-name="_blank" xlink:show="new" text:style-name="Internet_20_link" text:visited-style-name="Visited_20_Internet_20_Link">comportements par défaut pour le rendu <text:soft-page-break/>du contenu</text:a>. Ces styles sont utilisés pour s'assurer qu'un fichier HTML brut est conçu pour être raisonnablement lisible par n'importe quel utilisateur, et les feuilles de style des agents de l'utilisateur incluent le style pour les rubriques, les tables, les liens et plus d'éléments HTML basiques. La plupart des utilisateurs ne voient pas ces styles trop souvent, parce que les designers les remplacent avec leurs propres conceptions personnalisées. Cependant, il est important de noter que le maintien d'un modèle d'expérience utilisateur cohérent, comme le comportement par défaut appliqué par les navigateurs, est important pour créer une expérience cohérente.</text:p>
      <text:p text:style-name="P2">Traditionnellement, les liens se différencient du texte régulier à l'aide de texte bleu et souligne pour attirer l'attention des utilisateurs sur leur clicabilité. De nombreux sites web et feuilles de style d'agents utilisateurs utilisent encore ces styles de liens.</text:p>
      <text:p text:style-name="P2">Les navigateurs s'intéressent également à deux autres points de l'appel: cliqué («actif») et précédemment visités. Dans la plupart des feuilles de style des agents de l'utilisateur, les liens cliqués (mais pas encore suivis) apparaissent avec le texte rouge, et les liens précédemment visités sont stylisés avec du texte violet.</text:p>
      <text:p text:style-name="P2">Instructions</text:p>
      <text:list text:style-name="L16">
        <text:list-item>
          <text:p text:style-name="P44">Point de contrôle 1 Passé</text:p>
          <text:p text:style-name="P44">1.</text:p>
          <text:p text:style-name="P44">Si vous voulez voir l'état actuel du style, vous pouvez ouvrir <text:span text:style-name="Strong_20_Emphasis">initial.css</text:span>. La présentation de base est correcte, mais aucun lien n'est correctement stylisé. Tout au long de cet exercice, vous apporterez tous vos changements à <text:span text:style-name="Strong_20_Emphasis">style.css</text:span>. Commençons par réintégrer certains des styles de liens de navigateur classiques. Tout d'abord, ajouter une règle CSS pour faire <text:span text:style-name="Source_20_Text">&lt;a&gt;</text:span>étiquettes bleues en fixant le <text:span text:style-name="Source_20_Text">color</text:span>biens immobiliers à <text:span text:style-name="Source_20_Text">blue</text:span>afin de distinguer les liens.</text:p>
        </text:list-item>
      </text:list>
      <text:p text:style-name="P2">Point de contrôle 2 Passé</text:p>
      <text:p text:style-name="P2">2.</text:p>
      <text:p text:style-name="P2">Commencer à avoir l'air mieux déjà Maintenant, ajoutez un soulignement au texte du lien à l'intérieur <text:span text:style-name="Source_20_Text">&lt;a&gt;</text:span>tags utilisant le CSS <text:a xlink:type="simple" xlink:href="https://developer.mozilla.org/en-US/docs/Web/CSS/text-decoration" office:target-frame-name="_blank" xlink:show="new" text:style-name="Internet_20_link" text:visited-style-name="Visited_20_Internet_20_Link"><text:span text:style-name="Source_20_Text">text-decoration</text:span>biens</text:a>.</text:p>
      <text:h text:style-name="P5" text:outline-level="3">Style de liaison</text:h>
      <text:p text:style-name="P2">3 min</text:p>
      <text:p text:style-name="P6">L'aspect le plus important des liens de style est de différencier les liens du texte environnant. Le style de lien souligné par défaut accomplit cette différenciation en utilisant deux propriétés CSS: </text:p>
      <text:section text:style-name="Sect1" text:name=":r1k:">
        <text:p text:style-name="P7">Avant-première: Docs Description du lien de chargement</text:p>
      </text:section>
      <text:p text:style-name="P6"><text:a xlink:type="simple" xlink:href="https://www.codecademy.com/resources/docs/css/colors/color" office:target-frame-name="_blank" xlink:show="new" text:style-name="Internet_20_link" text:visited-style-name="Visited_20_Internet_20_Link"><text:span text:style-name="Source_20_Text">color</text:span></text:a></text:p>
      <text:p text:style-name="P6">et </text:p>
      <text:section text:style-name="Sect1" text:name=":r1m:">
        <text:p text:style-name="P7">Avant-première: Docs Ajoute une ligne en dessous, au-dessus ou à travers le texte.</text:p>
      </text:section>
      <text:p text:style-name="P6"><text:a xlink:type="simple" xlink:href="https://www.codecademy.com/resources/docs/css/typography/text-decoration" office:target-frame-name="_blank" xlink:show="new" text:style-name="Internet_20_link" text:visited-style-name="Visited_20_Internet_20_Link"><text:span text:style-name="Source_20_Text">text-decoration</text:span></text:a></text:p>
      <text:p text:style-name="P6">. Ce sont deux bonnes façons de différencier un lien, et ce sont des signifiants forts et familiers à la plupart des utilisateurs du Web. De plus, vous pourriez utiliser les propriétés CSS pour </text:p>
      <text:section text:style-name="Sect1" text:name=":r1o:">
        <text:p text:style-name="P7"><text:soft-page-break/>Avant-première: Docs Description du lien de chargement</text:p>
      </text:section>
      <text:p text:style-name="P6"><text:a xlink:type="simple" xlink:href="https://www.codecademy.com/resources/docs/css/background/background-color" office:target-frame-name="_blank" xlink:show="new" text:style-name="Internet_20_link" text:visited-style-name="Visited_20_Internet_20_Link"><text:span text:style-name="Source_20_Text">background-color</text:span></text:a></text:p>
      <text:p text:style-name="P6">, </text:p>
      <text:section text:style-name="Sect1" text:name=":r1q:">
        <text:p text:style-name="P7">Avant-première: Docs Diffuser le texte pour qu'il soit plus épais ou plus mince.</text:p>
      </text:section>
      <text:p text:style-name="P6"><text:a xlink:type="simple" xlink:href="https://www.codecademy.com/resources/docs/css/typography/font-weight" office:target-frame-name="_blank" xlink:show="new" text:style-name="Internet_20_link" text:visited-style-name="Visited_20_Internet_20_Link"><text:span text:style-name="Source_20_Text">font-weight</text:span></text:a></text:p>
      <text:p text:style-name="P6">, ou </text:p>
      <text:section text:style-name="Sect1" text:name=":r1s:">
        <text:p text:style-name="P7">Avant-première: Docs Description du lien de chargement</text:p>
      </text:section>
      <text:p text:style-name="P6"><text:a xlink:type="simple" xlink:href="https://www.codecademy.com/resources/docs/css/borders/border" office:target-frame-name="_blank" xlink:show="new" text:style-name="Internet_20_link" text:visited-style-name="Visited_20_Internet_20_Link"><text:span text:style-name="Source_20_Text">border</text:span></text:a></text:p>
      <text:p text:style-name="P2">.</text:p>
      <text:p text:style-name="P6">Les styles de liens ne doivent pas être reproduits dans un autre texte de page. La couleur des liens devrait comparer suffisamment le texte </text:p>
      <text:section text:style-name="Sect1" text:name=":r1u:">
        <text:p text:style-name="P7">Avant-première: Docs La propriété de couleur CSS définit la couleur du texte: css h1 - couleur: aqua; - Elle peut être réglée avec l'un des éléments suivants:</text:p>
      </text:section>
      <text:p text:style-name="P6"><text:a xlink:type="simple" xlink:href="https://www.codecademy.com/resources/docs/css/colors" office:target-frame-name="_blank" xlink:show="new" text:style-name="Internet_20_link" text:visited-style-name="Visited_20_Internet_20_Link">couleurs</text:a></text:p>
      <text:p text:style-name="P2">dans le reste du modèle. Par exemple, si des liens sont soulignés, un autre texte ne devrait pas l'être.</text:p>
      <text:p text:style-name="P2"><text:a xlink:type="simple" xlink:href="https://en.wikipedia.org/wiki/Anchor_text" office:target-frame-name="_blank" xlink:show="new" text:style-name="Internet_20_link" text:visited-style-name="Visited_20_Internet_20_Link">Le texte d'ancrage</text:a>, le texte lui-même d'un lien, devrait être descriptif de la ressource liée. Bien qu'il ne s'agisse pas strictement d'un problème de conception, il est important pour l'utilisabilité, l'accessibilité et le <text:a xlink:type="simple" xlink:href="https://en.wikipedia.org/wiki/Search_engine_optimization" office:target-frame-name="_blank" xlink:show="new" text:style-name="Internet_20_link" text:visited-style-name="Visited_20_Internet_20_Link">référencement.</text:a> Par exemple, le lien au début de ce paragraphe serait beaucoup plus difficile à analyser avec un lecteur d'écran s'il était réécrit comme suit:</text:p>
      <text:p text:style-name="P17"><text:span text:style-name="Source_20_Text">Text for links, known as anchor text, should be &lt;a href="https://en.wikipedia.org/wiki/Anchor_text" rel="noopener noreferrer" target="_blank"&gt;descriptive&lt;/a&gt;.</text:span></text:p>
      <text:h text:style-name="P5" text:outline-level="3">États et curseurs de survol</text:h>
      <text:p text:style-name="P2">6 min</text:p>
      <text:p text:style-name="P2">En plus des éléments de coiffage eux-mêmes, d'autres signifiants et des rétroactions visuelles peuvent être utilisés pendant l'interaction de l'utilisateur. La <text:a xlink:type="simple" xlink:href="https://developer.mozilla.org/en-US/docs/Web/CSS/:hover" office:target-frame-name="_blank" xlink:show="new" text:style-name="Internet_20_link" text:visited-style-name="Visited_20_Internet_20_Link">pseudo-classe CSS <text:span text:style-name="Source_20_Text">:hover</text:span></text:a>peut être utilisé pour styler des éléments sur le kérossource de souris. Par exemple, pour changer la couleur du texte de l'ancre de lien du bleu vers l'orange lorsqu'un utilisateur le survole, le CSS suivant pourrait être utilisé:</text:p>
      <text:p text:style-name="P17"><text:span text:style-name="Source_20_Text">a {</text:span></text:p>
      <text:p text:style-name="P17"><text:span text:style-name="Source_20_Text">  color: blue;</text:span></text:p>
      <text:p text:style-name="P17"><text:span text:style-name="Source_20_Text">}</text:span></text:p>
      <text:p text:style-name="P17"><text:span text:style-name="Source_20_Text">a:hover {</text:span></text:p>
      <text:p text:style-name="P17"><text:span text:style-name="Source_20_Text">  color: orange;</text:span></text:p>
      <text:p text:style-name="P17"><text:span text:style-name="Source_20_Text">}</text:span></text:p>
      <text:p text:style-name="P18"><text:span text:style-name="Source_20_Text">Copy to Clipboard</text:span></text:p>
      <text:p text:style-name="P2">La première règle établit des liens de couleurs au bleu par défaut, et quand un utilisateur souris sur un lien, la deuxième règle va passer outre le <text:span text:style-name="Source_20_Text">color</text:span>attribut de l'attribut de la <text:span text:style-name="Source_20_Text">&lt;a&gt;</text:span>Etiqueter et faire en <text:soft-page-break/>sorte que le texte devienne orange. Lorsque l'utilisateur éloigne le curseur du lien, la couleur du texte revient au bleu.</text:p>
      <text:p text:style-name="P2">En plus de tout changement de style de texte lors du survol d'un lien, le curseur de l'utilisateur devrait passer de l'apparence par défaut à une main pointante. Le <text:a xlink:type="simple" xlink:href="https://developer.mozilla.org/en-US/docs/Web/CSS/cursor#Examples" office:target-frame-name="_blank" xlink:show="new" text:style-name="Internet_20_link" text:visited-style-name="Visited_20_Internet_20_Link">CSS <text:span text:style-name="Source_20_Text">cursor</text:span>une propriété</text:a> est utilisée pour contrôler ce comportement. Par exemple, pour ajouter ce comportement à tous <text:span text:style-name="Source_20_Text">&lt;a&gt;</text:span>tags, la règle suivante pourrait être utilisée:</text:p>
      <text:p text:style-name="P17"><text:span text:style-name="Source_20_Text">a {</text:span></text:p>
      <text:p text:style-name="P17"><text:span text:style-name="Source_20_Text">  cursor: pointer;</text:span></text:p>
      <text:p text:style-name="P17"><text:span text:style-name="Source_20_Text">}</text:span></text:p>
      <text:p text:style-name="P18"><text:span text:style-name="Source_20_Text">Copy to Clipboard</text:span></text:p>
      <text:p text:style-name="P2">Heureusement, ce comportement est généralement inclus dans les feuilles de style des agents utilisateurs de navigateur, et il existe également dans les <text:a xlink:type="simple" xlink:href="https://www.w3.org/TR/html5/rendering.html" office:target-frame-name="_blank" xlink:show="new" text:style-name="Internet_20_link" text:visited-style-name="Visited_20_Internet_20_Link">styles par défaut HTML5.</text:a></text:p>
      <text:p text:style-name="P2">Le style de l'état de survol ne doit jamais être utilisé comme seule indication que quelque chose est un lien. Les utilisateurs ne devraient pas être contraints de déplacer leur souris sur tout un document pour dire ce qui pourrait être cliquable. En outre, les états de survol ne sont pas accessibles dans les navigateurs mobiles. Les appareils mobiles n'ont généralement pas de curseurs à l'écran, et les utilisateurs doivent réellement toucher l'appareil (et éventuellement déclencher un événement de clic) pour interagir.</text:p>
      <text:h text:style-name="P5" text:outline-level="3">Link States</text:h>
      <text:p text:style-name="P2">10 min</text:p>
      <text:p text:style-name="P2">Les liens ont quatre états principaux: normal (non cliqué), station de vol stationnaire, actif (clié) et visité. Ces quatre états ont associé des <text:a xlink:type="simple" xlink:href="https://developer.mozilla.org/en-US/docs/Web/CSS/Pseudo-classes" office:target-frame-name="_blank" xlink:show="new" text:style-name="Internet_20_link" text:visited-style-name="Visited_20_Internet_20_Link">pseudo-classes CSS</text:a> : <text:span text:style-name="Source_20_Text">:link</text:span>, <text:span text:style-name="Source_20_Text">:hover</text:span>, <text:span text:style-name="Source_20_Text">:active</text:span>, et <text:span text:style-name="Source_20_Text">:visited</text:span>. Ces quatre états peuvent être utilisés pour donner une gamme complète de retours visuels aux utilisateurs sur l'état de leur interaction de lien.</text:p>
      <text:p text:style-name="P2">Chaque État doit toujours indiquer clairement que l'élément en question est un lien, ce qui signifie qu'il ne doit pas rendre le texte identique au texte non lié ou altérer tellement l'apparence du lien que les utilisateurs pourraient percevoir son comportement différemment.</text:p>
      <text:p text:style-name="P6">L'ordonnancement des règles de pseudo-classe d'état de liaison est importante pour révéler les informations appropriées. Lorsqu'un utilisateur survole puis clique sur un lien, ces styles doivent toujours passer outre </text:p>
      <text:section text:style-name="Sect1" text:name=":r63:">
        <text:p text:style-name="P7">Avant-première: Docs Description du lien de chargement</text:p>
      </text:section>
      <text:p text:style-name="P6"><text:a xlink:type="simple" xlink:href="https://www.codecademy.com/resources/docs/css/position/static" office:target-frame-name="_blank" xlink:show="new" text:style-name="Internet_20_link" text:visited-style-name="Visited_20_Internet_20_Link">statique</text:a></text:p>
      <text:p text:style-name="P2">le style entourant l'historique de l'utilisateur avec le lien (invisé <text:span text:style-name="Source_20_Text">:link</text:span> et <text:span text:style-name="Source_20_Text">:visited</text:span>). L'ordre approprié de ces règles est le suivant:</text:p>
      <text:list text:style-name="L17">
        <text:list-item>
          <text:p text:style-name="P45"><text:span text:style-name="Source_20_Text">:link</text:span> </text:p>
        </text:list-item>
        <text:list-item>
          <text:p text:style-name="P45"><text:span text:style-name="Source_20_Text">:visited</text:span> </text:p>
        </text:list-item>
        <text:list-item>
          <text:p text:style-name="P45"><text:soft-page-break/><text:span text:style-name="Source_20_Text">:hover</text:span> </text:p>
        </text:list-item>
        <text:list-item>
          <text:p text:style-name="P46"><text:span text:style-name="Source_20_Text">:active</text:span> </text:p>
        </text:list-item>
      </text:list>
      <text:p text:style-name="P2">Cette commande garantira que les règles <text:a xlink:type="simple" xlink:href="https://developer.mozilla.org/en-US/docs/Learn/CSS/Introduction_to_CSS/Cascade_and_inheritance" office:target-frame-name="blank" xlink:show="replace" text:style-name="Internet_20_link" text:visited-style-name="Visited_20_Internet_20_Link">cascadent correctement</text:a> et l'utilisateur peut recevoir les informations visuelles les plus applicables sur l'état du lien.</text:p>
      <text:h text:style-name="P5" text:outline-level="3">Boutons: style skoeuomorphique</text:h>
      <text:p text:style-name="P2">12 min</text:p>
      <text:p text:style-name="P2">La conception du bouton skeuomorphique vise à imiter l’apparence et l’interactivité d’un bouton de la vie réelle, incluant souvent une apparence «élevé» pendant que le bouton n’est pas pressé et un aspect «pressé» lorsqu’il est cliqué.</text:p>
      <text:p text:style-name="P2">La conception de boutons Skeuomorphic peut être implémentée à l'aide de fichiers d'images, de règles CSS ou d'une combinaison des deux. Les styles CSS devraient être préférés aux fichiers d'images si possible, car ils sont plus rapides à charger, ont des tailles de fichiers plus petites et permettent une mise à l'échelle et une apparence plus cohérentes à travers différentes tailles et résolutions d'écran. Le CSS3 moderne prend en charge de nombreux effets et animations en 2-D et 3D et peut créer de nombreux concepts de boutons skeuomorphes par eux-mêmes.</text:p>
      <text:p text:style-name="P2">Si l'utilisation de règles CSS, l'utilisation de l'hover et/ou d'états actifs est importante pour modéliser l'interaction avec un vrai bouton. Par exemple, pour mettre en œuvre une conception de boutons 3D minimum, le jeu de règles CSS suivant pourrait être utilisé:</text:p>
      <text:p text:style-name="P17"><text:span text:style-name="Source_20_Text">button {</text:span></text:p>
      <text:p text:style-name="P17"><text:span text:style-name="Source_20_Text">  padding: 5px;</text:span></text:p>
      <text:p text:style-name="P17"><text:span text:style-name="Source_20_Text">  border: 1px solid black;</text:span></text:p>
      <text:p text:style-name="P17"><text:span text:style-name="Source_20_Text">  border-radius: 5px;</text:span></text:p>
      <text:p text:style-name="P17"><text:span text:style-name="Source_20_Text">  text-decoration: none;</text:span></text:p>
      <text:p text:style-name="P17"><text:span text:style-name="Source_20_Text">  box-shadow: 0px 5px;</text:span></text:p>
      <text:p text:style-name="P17"><text:span text:style-name="Source_20_Text">}</text:span></text:p>
      <text:p text:style-name="P17"><text:span text:style-name="Source_20_Text">button:hover {</text:span></text:p>
      <text:p text:style-name="P17"><text:span text:style-name="Source_20_Text">  cursor: pointer;</text:span></text:p>
      <text:p text:style-name="P17"><text:span text:style-name="Source_20_Text">}</text:span></text:p>
      <text:p text:style-name="P17"><text:span text:style-name="Source_20_Text">button:active {</text:span></text:p>
      <text:p text:style-name="P17"><text:span text:style-name="Source_20_Text">  margin-top: 5px;</text:span></text:p>
      <text:p text:style-name="P17"><text:span text:style-name="Source_20_Text">  color: black;</text:span></text:p>
      <text:p text:style-name="P17"><text:span text:style-name="Source_20_Text">  box-shadow: 0px 0px;</text:span></text:p>
      <text:p text:style-name="P17"><text:span text:style-name="Source_20_Text">}</text:span></text:p>
      <text:p text:style-name="P18"><text:span text:style-name="Source_20_Text">Copy to Clipboard</text:span></text:p>
      <text:p text:style-name="P2"><text:soft-page-break/>Un élément de bouton peut alors être créé avec le HTML suivant:</text:p>
      <text:p text:style-name="P17"><text:span text:style-name="Source_20_Text">&lt;button&gt;Click me&lt;/button&gt;</text:span></text:p>
      <text:p text:style-name="P18"><text:span text:style-name="Source_20_Text">Copy to Clipboard</text:span></text:p>
      <text:p text:style-name="P2">L'état par défaut de cette situation <text:span text:style-name="Source_20_Text">&lt;button&gt;</text:span>a une apparence de base «boutonie» avec une bordure arrondie ( <text:span text:style-name="Source_20_Text">border</text:span>et <text:span text:style-name="Source_20_Text">border-radius</text:span>propriétés) et un aspect légèrement surélevé avec l'utilisation du <text:span text:style-name="Source_20_Text">box-shadow</text:span>. Le <text:span text:style-name="Source_20_Text">:hover</text:span>Un curseur est ajouté pour un retour visuel. Lorsque le bouton est cliqué (<text:span text:style-name="Source_20_Text">:active</text:span>), le <text:span text:style-name="Source_20_Text">box-shadow</text:span>est enlevée, et le <text:span text:style-name="Source_20_Text">margin-top</text:span>déplace le bouton vers le bas de <text:span text:style-name="Source_20_Text">5px</text:span>, en le faisant apparaître comme pressé.</text:p>
      <text:p text:style-name="P2">L'exemple ci-dessus n'est qu'une implémentation très basique d'un bouton 3D; il existe de nombreux moyens supplémentaires (et plus attrayants) de créer des boutons skeuomorphes.</text:p>
      <text:h text:style-name="P1" text:outline-level="1">Afcultatif, Signifiants et Cliquet</text:h>
      <text:p text:style-name="P2">Cet article couvre les concepts de conception des affordances and signdrirs ainsi que certaines de leurs applications dans la conception de sites Web.</text:p>
      <text:h text:style-name="P47" text:outline-level="2"><text:bookmark text:name="heading-clickability"/>Clickabilité</text:h>
      <text:p text:style-name="P2">Pour les utilisateurs sur le web, le clic de souris est peut-être l'interaction homme-ordinateur la plus fondamentale. Le web <text:span text:style-name="Emphasis">est devenu</text:span> le web en partie grâce à la puissance de <text:span text:style-name="Emphasis">l'hypertexte</text:span>, ou du texte dans un document qui se liait à d'autres documents ou ressources. À ce jour, les utilisateurs naviguent sur le web en grande partie à travers des clics de souris (et des clics sur les appareils mobiles et les tablettes).</text:p>
      <text:h text:style-name="P47" text:outline-level="2"><text:bookmark text:name="heading-affordances"/>Abonnements</text:h>
      <text:p text:style-name="P2">Les objets <text:span text:style-name="Emphasis">permettent</text:span> aux utilisateurs d'interagir avec eux de diverses manières. Par exemple, un banc donne à une personne la possibilité de s'asseoir dessus, mais s'il n'est pas fixé au sol, il offre également à l'utilisateur la possibilité de le retourner, de le lancer (si l'utilisateur est physiquement capable), ou d'effectuer un certain nombre d'autres actions. Même si le concepteur ne concoclétait probablement pas le banc en gardant à l'esprit le comportement principal de l'utilisateur, l'objet offre toujours cette action. Les potentiels d'interaction sont collectivement appelés les <text:span text:style-name="Emphasis">affordances</text:span> d'un objet.</text:p>
      <text:h text:style-name="P47" text:outline-level="2"><text:bookmark text:name="heading-signifiers"/>Significateurs</text:h>
      <text:p text:style-name="P2">Les <text:span text:style-name="Emphasis">signataires</text:span> sont <text:span text:style-name="Emphasis">des</text:span> aspects d'un objet qu'un concepteur utilise pour indiquer des affordances potentielles et prévues d'un objet. Par exemple, une tasse sans poignée permet de la soulever et d'en boire. Mais les concepteurs et les potiers ajoutent souvent des poignées pour <text:span text:style-name="Emphasis">signifier</text:span> que les utilisateurs peuvent et doivent soulever l'objet et prendre une gorgée. La poignée est un exemple de <text:span text:style-name="Emphasis">modèle d'expérience utilisateur</text:span> commun. </text:p>
      <text:h text:style-name="P47" text:outline-level="2"><text:bookmark text:name="heading-ux-patterns"/><text:soft-page-break/>Motifs UX</text:h>
      <text:p text:style-name="P2">Les modèles d'expérience utilisateur (UX) établissent des solutions réutilisables aux problèmes communs. Les poignées sont omniprésentes - elles sont utilisées sur des objets de toutes formes, tailles et fins pour indiquer que les utilisateurs peuvent initier une action en saisissant la poignée avec leur(s) main(s). </text:p>
      <text:h text:style-name="P47" text:outline-level="2"><text:bookmark text:name="heading-affordances-and-signifiers-in-web-design"/>Apôtoires et teneurs dans la conception de sites Web</text:h>
      <text:p text:style-name="P2">Dans les interactions informatiques, les approvisionnements possibles de n'importe quel ordinateur sont généralement relativement limités. Considérons une application web dans un navigateur - un utilisateur peut essentiellement cliquer, exécuter des commandes de clés ou des types, et éventuellement exécuter des événements tactiles ou des commandes vocales. En raison de la gamme relativement limitée de quotas, l'utilisation de signifiants appropriés est particulièrement importante pour diriger correctement les utilisateurs. Les utilisateurs peuvent cliquer n'importe où sur une page, mais tous les clics n'auront pas de résultat. Souvent, les sites web et les applications utilisent une combinaison de rétroaction visuelle et de modèles UX communs pour aider à résoudre ce problème. Dans les navigateurs web, un exemple commun de rétroaction visuelle est l'image du curseur elle-même: il peut démontrer quel comportement peut être attendu d'un clic: une main pointante indiquant qu'une interaction se produira, une forme i-faisceau indiquant que le texte peut être sélectionné, une flèche à quatredirectionnelles montrant qu'un élément peut être déplacé, et <text:a xlink:type="simple" xlink:href="https://developer.mozilla.org/en-US/docs/Web/CSS/cursor" office:target-frame-name="_blank" xlink:show="new" text:style-name="Internet_20_link" text:visited-style-name="Visited_20_Internet_20_Link">beaucoup plus de styles de curseur et d'interactions</text:a>.</text:p>
      <text:p text:style-name="P2">Comme indiqué ci-dessus, le curseur de la main pointant, est un motif presque universel qui indique qu'un élément ou un texte est cliquable. Mais les utilisateurs ne veulent pas planter un curseur sur chaque élément pour déterminer s'il est cliquable, et les appareils mobiles n'ont même pas la capacité de survoler un curseur. Pour cette raison, les concepteurs utilisent également des signifiants pour démontrer des éléments qui offrent une interaction. Sur le web, ces signifiants se présentent sous la forme de styles CSS qui différencient les éléments cliquables des éléments non cliquables. Un exemple ubiquitaire est le style des hyperlinks - les hyperlinks - les hyperlinks doit être facilement différencié de l'autre texte dans un bloc par différentes couleurs, des styles de souligné ou des poids de police.</text:p>
      <text:p text:style-name="P2">Il n'y a pas de « bonne réponse » universelle aux questions relatives aux signifiants et aux affordances sur le web, mais les concepteurs de sites Web devraient toujours garder ces idées à l'esprit tout en créant des conceptions et des interfaces web.</text:p>
      <text:p text:style-name="P48">Apprenez la navigation secondaire</text:p>
      <text:h text:style-name="P19" text:outline-level="3">Introduction</text:h>
      <text:p text:style-name="P2">2 min</text:p>
      <text:p text:style-name="P2">Considérez le site web vers la droite. Nous pouvons voir que le site est en train d'inscrire des hôtels à Singapour. Savez-vous si ce site propose d'autres catégories de produits de voyage (tours, vols, expériences) ou de produits dans d'autres régions? Il n'y a aucun moyen de le dire d'après l'opinion actuelle.</text:p>
      <text:h text:style-name="P28" text:outline-level="6"><text:soft-page-break/>Qu'est-ce que la navigation primaire par rapport à la navigation secondaire?</text:h>
      <text:list text:style-name="L18">
        <text:list-item>
          <text:p text:style-name="P49">Le système de navigation primaire contient généralement les liens et boutons les plus importants qui doivent être affichés sur chaque page du site. </text:p>
        </text:list-item>
        <text:list-item>
          <text:p text:style-name="P50">La navigation secondaire, ou la surveillance du fil de la terre, consiste généralement en une liste cliquable de pages ou d'attributs qui a conduit à la page en cours. Il peut aider les utilisateurs à comprendre l'étendue du site et aussi l'endroit où ils se trouvent actuellement. </text:p>
        </text:list-item>
      </text:list>
      <text:p text:style-name="P2">Par exemple, un site de shopping peut avoir une piste de panachage menant à une paire de chaussures comme suit: <draw:frame draw:style-name="fr1" draw:name="Image6" text:anchor-type="as-char" svg:width="2cm" svg:height="1cm" draw:z-index="5"><draw:image xlink:href="https://content.codecademy.com/courses/ui-breadcrumbs/UI_breadcrumb.svg" xlink:type="simple" xlink:show="embed" xlink:actuate="onLoad"/></draw:frame></text:p>
      <text:h text:style-name="P28" text:outline-level="6">Pourquoi les appelons-nous des chapelures ?</text:h>
      <text:p text:style-name="P2">Pensez à l'histoire de Hansel et Gretel, où les enfants tombent à la chapelle alors qu'ils marchent dans les bois pour qu'ils puissent retrouver leur chemin.</text:p>
      <text:h text:style-name="P28" text:outline-level="6">Avantage de l'utilisation de chapelure</text:h>
      <text:p text:style-name="P6">La navigation par Pareadcrumb offre beaucoup d'avantages aux utilisateurs qui arrivent à des pages aléatoires dans un site web via des liens directs ou des résultats de recherche. Même s'ils entrent sur une page apparemment aléatoire sur notre site, ils ont déjà une idée de l'endroit où ils se trouvent sur le site. La chapelure fait également allusion à l'étendue du site. Pour l'exemple ci-dessus, les utilisateurs pouvaient supposer en toute sécurité que le site avait des chaussures pour d'autres catégories, des chaussures de différents styles, et des chaussures dans plus de chaussures. </text:p>
      <text:section text:style-name="Sect1" text:name="Section2">
        <text:p text:style-name="P7"><text:bookmark text:name=":r9: Copy 1"/>Avant-première: Docs La propriété de couleur CSS définit la couleur du texte: css h1 - couleur: aqua; - Elle peut être réglée avec l'un des éléments suivants:</text:p>
      </text:section>
      <text:p text:style-name="P6"><text:a xlink:type="simple" xlink:href="https://www.codecademy.com/resources/docs/css/colors" office:target-frame-name="_blank" xlink:show="new" text:style-name="Internet_20_link" text:visited-style-name="Visited_20_Internet_20_Link">couleurs</text:a></text:p>
      <text:p text:style-name="P2">.</text:p>
      <text:p text:style-name="P2">Les breadcrumbs permettent également à un utilisateur de sauter rapidement en arrière dans sa navigation sur le site. Par exemple, si un utilisateur voulait parcourir un autre style de chaussure, il pouvait cliquer directement sur la page « Chaussures » et naviguer jusqu'à son style souhaité. Sans la mireb, ils auraient probablement besoin de cliquer sur « dos » deux fois dans leur navigateur ou de commencer leur recherche à partir de la page d'accueil. </text:p>
      <text:p text:style-name="P2">La décision d'utiliser du mitraillage est un appel de jugement en fonction du type, de la profondeur et de la complexité de votre site. Dans cette leçon, nous discuterons de certains des avantages de l'inclusion de la navigation au point de filole, de la mettre en œuvre à l'aide du HTML et du CSS, et de certains des pièges à éviter.</text:p>
      <text:h text:style-name="P5" text:outline-level="3">Exemple simple de lucargots</text:h>
      <text:p text:style-name="P2">10 min</text:p>
      <text:p text:style-name="P2">Comme vous l'avez vu dans l'introduction, il est difficile de comprendre où vous vous trouvez sur un site web qui n'a pas de surveillance. En l'ajoutant à un site, les utilisateurs peuvent se sentir rapidement là où ils se trouvent sur un site.</text:p>
      <text:p text:style-name="P2"><text:soft-page-break/>Il fait également allusion à la largeur du site. Si un utilisateur voit quelque chose comme « Mode et chaussures » dans la structure de la chapelier, il pourrait raisonnablement s'attendre à ce que le site contienne d'autres vêtements ou accessoires que les chaussures.</text:p>
      <text:p text:style-name="P2">Les bavardages sont généralement affichés sous la forme d'une liste horizontale de pages et occupent un minimum d'espace. Les utilisateurs s'attendent à les trouver dans l'en-tête, aligné à gauche et en dessous de toute navigation primaire. Typiquement, ils sont séparés par un symbole «-» ou «/».</text:p>
      <text:p text:style-name="P2">Pratiquons la définition de règles CSS pour se conformer aux attentes en matière de navigation de panure. Vous commencerez par une liste de simples regards, mais à la fin, vous aurez créé un point de mire.</text:p>
      <text:h text:style-name="P5" text:outline-level="3">Où vas-il faire Breadcrumbs Lead</text:h>
      <text:p text:style-name="P2">9 min</text:p>
      <text:p text:style-name="P2">Dans les exemples précédents, si vous cliquiez sur l'un des miettes, cela ne vous mènerait pas à une nouvelle page. C'est parce que nous nous sommes fixé <text:span text:style-name="Source_20_Text">href="#"</text:span>. Avec cette valeur, un clic sur le lien amènera la page à faire défiler vers le haut de la page en cours.</text:p>
      <text:p text:style-name="P2">Sur un site complet, ces chapelures seraient reliées à leurs pages respectives. Cela se fait en fixant <text:span text:style-name="Source_20_Text">href</text:span>propriété à la page appropriée.</text:p>
      <text:p text:style-name="P6">Puisque la chapelure est typiquement </text:p>
      <text:section text:style-name="Sect1" text:name=":r6r:">
        <text:p text:style-name="P7">Avant-première: Docs Description du lien de chargement</text:p>
      </text:section>
      <text:p text:style-name="P6"><text:a xlink:type="simple" xlink:href="https://www.codecademy.com/resources/docs/css/position/relative" office:target-frame-name="_blank" xlink:show="new" text:style-name="Internet_20_link" text:visited-style-name="Visited_20_Internet_20_Link">relatif</text:a></text:p>
      <text:p text:style-name="P2">à la page en cours, la liste de panape sur chaque page doit être différente. Cependant, comme un utilisateur se déplace autour de la liste de panification, il devrait s'attendre à ce que le style de panure et la liste restent cohérents.</text:p>
      <text:p text:style-name="P2">Par exemple, si la liste de panification était:</text:p>
      <text:p text:style-name="P2"><text:span text:style-name="Source_20_Text">Fashion &gt; Shoes &gt; Flats &gt; Brown</text:span></text:p>
      <text:p text:style-name="P2">et un utilisateur a cliqué sur « Appartements », la liste de la pansée sur cette page devrait ressembler à:</text:p>
      <text:p text:style-name="P2"><text:span text:style-name="Source_20_Text">Fashion &gt; Shoes &gt; Flats</text:span></text:p>
      <text:p text:style-name="P2">Il serait déroutant pour un utilisateur que les catégories ou l'ordre de celles-ci changent comme:</text:p>
      <text:p text:style-name="P2"><text:span text:style-name="Source_20_Text">Shoes &gt; Shopping &gt; Flats</text:span></text:p>
      <text:p text:style-name="P48">Apprenez la navigation secondaire</text:p>
      <text:h text:style-name="P19" text:outline-level="3">Où suis-je ?</text:h>
      <text:p text:style-name="P2">11 min</text:p>
      <text:p text:style-name="P2">Cela fournit une structure de base de la panacée qui s'affichera comme l'image ci-dessous: <draw:frame draw:style-name="fr1" draw:name="Image7" text:anchor-type="as-char" svg:width="2cm" svg:height="1cm" draw:z-index="6"><draw:image xlink:href="https://content.codecademy.com/courses/ui-breadcrumbs/simpleBreadcrumb.png" xlink:type="simple" xlink:show="embed" xlink:actuate="onLoad"/></draw:frame></text:p>
      <text:p text:style-name="P2">Dans les exercices, vous répliquerez ce comportement pour notre site web de voyage.</text:p>
      <text:p text:style-name="P2"><text:soft-page-break/>Instructions</text:p>
      <text:list text:style-name="L19">
        <text:list-item>
          <text:p text:style-name="P51">Point de contrôle 1 Passé</text:p>
          <text:p text:style-name="P51">1.</text:p>
          <text:p text:style-name="P51">Dans le code de droite, nous avons inclus la page « Hôtels de Singapour ». Il n'y a actuellement pas de mire de pain - vous allez les ajouter. </text:p>
          <text:p text:style-name="P51">La première étape consiste à créer une liste HTML non ordonnée dans <text:span text:style-name="Strong_20_Emphasis">index.html</text:span> sous le guoncbotron div. La liste devrait avoir la classe de <text:span text:style-name="Source_20_Text">"breadcrumb"</text:span>et les points de la liste devraient être « Asie », « Singapour », « tourisme » et « Hôtels ».</text:p>
          <text:p text:style-name="P51">Pour l'instant, mettre les éléments de la panure à relier à <text:span text:style-name="Source_20_Text">"#"</text:span>.</text:p>
        </text:list-item>
      </text:list>
      <text:list text:style-name="L20">
        <text:list-item>
          <text:p text:style-name="P52">Point de contrôle 2 Passé</text:p>
        </text:list-item>
      </text:list>
      <text:p text:style-name="P2">2.</text:p>
      <text:p text:style-name="P2">Ajouter CSS à <text:span text:style-name="Strong_20_Emphasis">la panure.crumb.css</text:span> pour configurer l'affichage de la panure. (Nous avons déjà ajouté un peu de CSS pour supprimer une partie du style existant dans <text:span text:style-name="Strong_20_Emphasis">style.css</text:span>).</text:p>
      <text:p text:style-name="P2">Vous pouvez sorporer la chapelure comme vous le souhaitez, mais au minimum, il devrait fixer le <text:span text:style-name="Source_20_Text">.breadcrumb li</text:span>éléments à afficher en ligne et vous devez utiliser le <text:span text:style-name="Source_20_Text">.breadcrumb li+li::before</text:span>un sélecteur pour insérer un "-" entre les éléments.</text:p>
      <text:p text:style-name="P2">Si vous voulez voir notre approche, s'il vous plaît regardez dans l'indice.</text:p>
      <text:h text:style-name="P5" text:outline-level="3">Styles de pain</text:h>
      <text:p text:style-name="P2">14 min</text:p>
      <text:p text:style-name="P2">L'exercice précédent a démontré le style le plus basique pour la panure. Lors de la conception de votre propre site, vous devrez faire un appel de jugement si cette approche est suffisante. Si vous voulez inviter l'utilisateur à interagir avec les miettes, vous pouvez les styler pour en faire une partie plus importante de la conception de la page.</text:p>
      <text:p text:style-name="P2">L'exemple ci-dessous utilise quelques astuces CSS pour créer un effet de flèche. Nous utilisons le <text:span text:style-name="Source_20_Text">::before</text:span>et <text:span text:style-name="Source_20_Text">::after</text:span>des pseudo-éléments pour ajouter des rectangles remplis (avec contenu vide) avant et après chaque élément de liste:</text:p>
      <text:p text:style-name="P17"><text:span text:style-name="Source_20_Text">.breadcrumb li a::before, .breadcrumb li a::after {</text:span></text:p>
      <text:p text:style-name="P17"><text:span text:style-name="Source_20_Text">  content: "";</text:span></text:p>
      <text:p text:style-name="P17"><text:span text:style-name="Source_20_Text">  position: absolute;</text:span></text:p>
      <text:p text:style-name="P17"><text:span text:style-name="Source_20_Text">  border-color: darkcyan;</text:span></text:p>
      <text:p text:style-name="P17"><text:span text:style-name="Source_20_Text">  border-style: solid;</text:span></text:p>
      <text:p text:style-name="P17"><text:span text:style-name="Source_20_Text">  border-width: 15px 5px;</text:span></text:p>
      <text:p text:style-name="P17"><text:span text:style-name="Source_20_Text">}</text:span></text:p>
      <text:p text:style-name="P18"><text:soft-page-break/><text:span text:style-name="Source_20_Text">Copy to Clipboard</text:span></text:p>
      <text:p text:style-name="P6">En fixant une partie de la </text:p>
      <text:section text:style-name="Sect1" text:name=":r48:">
        <text:p text:style-name="P7">Avant-première: Docs Propriétés courtes qui fixent différentes propriétés pour un élément de bordure dans une déclaration unique.</text:p>
      </text:section>
      <text:p text:style-name="P6"><text:a xlink:type="simple" xlink:href="https://www.codecademy.com/resources/docs/css/borders/border" office:target-frame-name="_blank" xlink:show="new" text:style-name="Internet_20_link" text:visited-style-name="Visited_20_Internet_20_Link">frontière</text:a></text:p>
      <text:p text:style-name="P2">à la transparence, il crée la « queue » de la flèche:</text:p>
      <text:p text:style-name="P17"><text:span text:style-name="Source_20_Text">.breadcrumb li a::before {</text:span></text:p>
      <text:p text:style-name="P17"><text:span text:style-name="Source_20_Text">  left: -10px;</text:span></text:p>
      <text:p text:style-name="P17"><text:span text:style-name="Source_20_Text">  border-left-color: transparent;</text:span></text:p>
      <text:p text:style-name="P17"><text:span text:style-name="Source_20_Text">}</text:span></text:p>
      <text:p text:style-name="P18"><text:span text:style-name="Source_20_Text">Copy to Clipboard</text:span></text:p>
      <text:p text:style-name="P6">Cet effet fonctionne parce que l'élément </text:p>
      <text:section text:style-name="Sect1" text:name=":r4a:">
        <text:p text:style-name="P7">Avant-première: Docs définit des lignes décoratives autour des éléments HTML pour créer une séparation visuelle et l'accent.</text:p>
      </text:section>
      <text:p text:style-name="P6"><text:a xlink:type="simple" xlink:href="https://www.codecademy.com/resources/docs/css/borders" office:target-frame-name="_blank" xlink:show="new" text:style-name="Internet_20_link" text:visited-style-name="Visited_20_Internet_20_Link">frontières</text:a></text:p>
      <text:p text:style-name="P2">sont tirés du centre de l'élément. Nous utilisons des CSS similaires pour dessiner la tête de la flèche.</text:p>
      <text:p text:style-name="P2">Nous franchirons les étapes individuelles des exercices afin que vous puissiez voir comment chaque étape affecte l'apparence résultante.</text:p>
      <text:p text:style-name="P2">Instructions</text:p>
      <text:list text:style-name="L21">
        <text:list-item>
          <text:p text:style-name="P53">Point de contrôle 1 Passé</text:p>
          <text:p text:style-name="P53">1.</text:p>
          <text:p text:style-name="P53">Dans la vitre de la droite, <text:span text:style-name="Strong_20_Emphasis">breadcrumb.css</text:span> contient les styles de notre précédente implémentation de la panure. Supprimer les symboles «-» existants d'un élément à l'autre de la liste en supprimant les symboles «-» <text:span text:style-name="Source_20_Text">.breadcrumb li+li::before</text:span>sélecteur.</text:p>
        </text:list-item>
      </text:list>
      <text:list text:style-name="L22">
        <text:list-item>
          <text:p text:style-name="P54">Point de contrôle 2 Passé</text:p>
        </text:list-item>
      </text:list>
      <text:p text:style-name="P2">2.</text:p>
      <text:p text:style-name="P2">Remplacer le <text:span text:style-name="Source_20_Text">.breadcrumb a</text:span>Section CSS avec:</text:p>
      <text:p text:style-name="P17"><text:span text:style-name="Source_20_Text">.breadcrumb a {</text:span></text:p>
      <text:p text:style-name="P17"><text:span text:style-name="Source_20_Text">  color: #fff;</text:span></text:p>
      <text:p text:style-name="P17"><text:span text:style-name="Source_20_Text">  background: darkcyan;</text:span></text:p>
      <text:p text:style-name="P17"><text:span text:style-name="Source_20_Text">  text-decoration: none;</text:span></text:p>
      <text:p text:style-name="P17"><text:span text:style-name="Source_20_Text">  position: relative;</text:span></text:p>
      <text:p text:style-name="P17"><text:span text:style-name="Source_20_Text">  height: 30px;</text:span></text:p>
      <text:p text:style-name="P17"><text:span text:style-name="Source_20_Text">  line-height: 30px;</text:span></text:p>
      <text:p text:style-name="P17"><text:soft-page-break/><text:span text:style-name="Source_20_Text">  text-align: center;</text:span></text:p>
      <text:p text:style-name="P17"><text:span text:style-name="Source_20_Text">  margin-right: 15px;</text:span></text:p>
      <text:p text:style-name="P17"><text:span text:style-name="Source_20_Text">  padding: 0 5px;</text:span></text:p>
      <text:p text:style-name="P17"><text:span text:style-name="Source_20_Text">}</text:span></text:p>
      <text:p text:style-name="P18"><text:span text:style-name="Source_20_Text">Copy to Clipboard</text:span></text:p>
      <text:p text:style-name="P2">Modifier les pays existants <text:span text:style-name="Source_20_Text">.breadcrumb li</text:span>de <text:span text:style-name="Source_20_Text">display: inline</text:span>à <text:span text:style-name="Source_20_Text">float: left</text:span>:</text:p>
      <text:p text:style-name="P17"><text:span text:style-name="Source_20_Text">.breadcrumb li {</text:span></text:p>
      <text:p text:style-name="P17"><text:span text:style-name="Source_20_Text">  float: left;</text:span></text:p>
      <text:p text:style-name="P17"><text:span text:style-name="Source_20_Text">}</text:span></text:p>
      <text:p text:style-name="P18"><text:span text:style-name="Source_20_Text">Copy to Clipboard</text:span></text:p>
      <text:p text:style-name="P2">Dans le navigateur, vous devriez voir que nous avons créé le « corps » des flèches.</text:p>
      <text:list text:style-name="L23">
        <text:list-item>
          <text:p text:style-name="P55">Point de contrôle 3 Passé</text:p>
        </text:list-item>
      </text:list>
      <text:p text:style-name="P2">3.</text:p>
      <text:p text:style-name="P2">Ensuite, nous créons les pseudo-éléments avant et après. Copier le CSS suivant et voir comment il affecte le produit:</text:p>
      <text:p text:style-name="P17"><text:span text:style-name="Source_20_Text">.breadcrumb a::before,</text:span></text:p>
      <text:p text:style-name="P17"><text:span text:style-name="Source_20_Text">.breadcrumb a::after {</text:span></text:p>
      <text:p text:style-name="P17"><text:span text:style-name="Source_20_Text">  content: "";</text:span></text:p>
      <text:p text:style-name="P17"><text:span text:style-name="Source_20_Text">  position: absolute;</text:span></text:p>
      <text:p text:style-name="P17"><text:span text:style-name="Source_20_Text">  border-color: darkcyan;</text:span></text:p>
      <text:p text:style-name="P17"><text:span text:style-name="Source_20_Text">  border-style: solid;</text:span></text:p>
      <text:p text:style-name="P17"><text:span text:style-name="Source_20_Text">  border-width: 15px 5px;</text:span></text:p>
      <text:p text:style-name="P17"><text:span text:style-name="Source_20_Text">}</text:span></text:p>
      <text:p text:style-name="P18"><text:span text:style-name="Source_20_Text">Copy to Clipboard</text:span></text:p>
      <text:p text:style-name="P2">Vous remarquerez que nous avons ajouté des pseudo-éléments, mais ils sont au-dessus de nos éléments existants.</text:p>
      <text:list text:style-name="L24">
        <text:list-item>
          <text:p text:style-name="P56">Point de contrôle 4 Passé</text:p>
        </text:list-item>
      </text:list>
      <text:p text:style-name="P2">4.</text:p>
      <text:p text:style-name="P2">La largeur totale de nos pseudo-éléments est de 10px, puisque la frontière a 5px à gauche et 5px à droite. Dans ce cas, déplacer les pseudo-éléments jusqu'à l'emplacement approprié en utilisant les CSS suivants:</text:p>
      <text:p text:style-name="P17"><text:span text:style-name="Source_20_Text">.breadcrumb a::before {</text:span></text:p>
      <text:p text:style-name="P17"><text:soft-page-break/><text:span text:style-name="Source_20_Text">  left: -10px;</text:span></text:p>
      <text:p text:style-name="P17"><text:span text:style-name="Source_20_Text">}</text:span></text:p>
      <text:p text:style-name="P17"><text:span text:style-name="Source_20_Text">.breadcrumb a::after {</text:span></text:p>
      <text:p text:style-name="P17"><text:span text:style-name="Source_20_Text">  left: 100%;</text:span></text:p>
      <text:p text:style-name="P17"><text:span text:style-name="Source_20_Text">}</text:span></text:p>
      <text:p text:style-name="P18"><text:span text:style-name="Source_20_Text">Copy to Clipboard</text:span></text:p>
      <text:list text:style-name="L25">
        <text:list-item>
          <text:p text:style-name="P57">Point de contrôle 5 Passé</text:p>
        </text:list-item>
      </text:list>
      <text:p text:style-name="P2">5.</text:p>
      <text:p text:style-name="P2">La dernière étape consiste à utiliser l'astuce CSS pour les transformer en flèches. Styler les éléments d'après « têtes » en mettant la couleur de la bordure à la transparence, à l'exception de la <text:span text:style-name="Source_20_Text">border-left-color</text:span>:</text:p>
      <text:p text:style-name="P17"><text:span text:style-name="Source_20_Text">.breadcrumb a::after {</text:span></text:p>
      <text:p text:style-name="P17"><text:span text:style-name="Source_20_Text">  left: 100%;</text:span></text:p>
      <text:p text:style-name="P17"><text:span text:style-name="Source_20_Text">  border-color: transparent;</text:span></text:p>
      <text:p text:style-name="P17"><text:span text:style-name="Source_20_Text">  border-left-color: darkcyan;</text:span></text:p>
      <text:p text:style-name="P17"><text:span text:style-name="Source_20_Text">}</text:span></text:p>
      <text:p text:style-name="P18"><text:span text:style-name="Source_20_Text">Copy to Clipboard</text:span></text:p>
      <text:list text:style-name="L26">
        <text:list-item>
          <text:p text:style-name="P58">Point de contrôle 6 Passé</text:p>
        </text:list-item>
      </text:list>
      <text:p text:style-name="P2">6.</text:p>
      <text:p text:style-name="P2">Signer les éléments avant sous forme de «queues» en mettant le <text:span text:style-name="Source_20_Text">border-left-color</text:span>de la transparence pour la <text:span text:style-name="Source_20_Text">:before</text:span>éléments.</text:p>
      <text:list text:style-name="L27">
        <text:list-item>
          <text:p text:style-name="P59">Point de contrôle 7 Passé</text:p>
        </text:list-item>
      </text:list>
      <text:p text:style-name="P2">7.</text:p>
      <text:p text:style-name="P2">Ces mitrailleuses cherchent comme nous le voulons, mais ajoutons un état stationnaire pour un peu plus de style :</text:p>
      <text:p text:style-name="P17"><text:span text:style-name="Source_20_Text">.breadcrumb a:hover {</text:span></text:p>
      <text:p text:style-name="P17"><text:span text:style-name="Source_20_Text">  background-color: blue;</text:span></text:p>
      <text:p text:style-name="P17"><text:span text:style-name="Source_20_Text">}</text:span></text:p>
      <text:p text:style-name="P17"><text:span text:style-name="Source_20_Text">.breadcrumb a:hover::before {</text:span></text:p>
      <text:p text:style-name="P17"><text:span text:style-name="Source_20_Text">  border-color: blue;</text:span></text:p>
      <text:p text:style-name="P17"><text:span text:style-name="Source_20_Text">  border-left-color: transparent;</text:span></text:p>
      <text:p text:style-name="P17"><text:span text:style-name="Source_20_Text">}</text:span></text:p>
      <text:p text:style-name="P17"><text:soft-page-break/><text:span text:style-name="Source_20_Text">.breadcrumb a:hover::after {</text:span></text:p>
      <text:p text:style-name="P17"><text:span text:style-name="Source_20_Text">  border-left-color: blue;</text:span></text:p>
      <text:p text:style-name="P17"><text:span text:style-name="Source_20_Text">}</text:span></text:p>
      <text:h text:style-name="P5" text:outline-level="3">Types de corruption</text:h>
      <text:p text:style-name="P2">14 min</text:p>
      <text:p text:style-name="P2">Il existe trois grands types de mires:</text:p>
      <text:list text:style-name="L28">
        <text:list-item>
          <text:p text:style-name="P60">Emplacement </text:p>
        </text:list-item>
        <text:list-item>
          <text:p text:style-name="P60">Attribut </text:p>
        </text:list-item>
        <text:list-item>
          <text:p text:style-name="P61">Voie </text:p>
        </text:list-item>
      </text:list>
      <text:p text:style-name="P2">Vous avez vu les deux premiers types dans nos exemples jusqu'à présent. </text:p>
      <text:p text:style-name="P2"><text:span text:style-name="Strong_20_Emphasis">Emplacement</text:span> les pansements basés sur la base de l'endroit où vous êtes en ce qui concerne la structure de navigation du site web. Dans notre exemple précédent de chaussures, les trois premiers <text:span text:style-name="Source_20_Text">li</text:span> les éléments sont basés sur la localisation. Nous sommes dans la section « Chaussures » du site Web, qui figure dans la section « Mode », qui figure dans la section « Shopping ».</text:p>
      <text:p text:style-name="P2"><text:span text:style-name="Strong_20_Emphasis">Les</text:span> paniers basés sur <text:span text:style-name="Strong_20_Emphasis">l'attribut</text:span> sont basés sur les attributs de la page ou du produit que vous parcourez. Dans notre exemple précédent, les deux derniers <text:span text:style-name="Source_20_Text">li</text:span>les éléments sont basés sur des attributs. Nous achetons des chaussures qui sont des «appartements» et des «bruns». Comme l'ordre de ces attributs n'est pas prescriptif, vous verrez certains sites les afficher au même niveau dans l'UI. Si vous souhaitez permettre aux utilisateurs de supprimer les attributs, fournissez un (x) bouton ou similaire pour indiquer qu'ils peuvent être supprimés.</text:p>
      <text:p text:style-name="P2">Enfin, la panure peut être basée sur l'unique utilisateur <text:span text:style-name="Strong_20_Emphasis">cheminement</text:span> à travers le site. Par exemple, s'ils ont atterri sur la page d'accueil, à la page sur le sujet et enfin à la page d'inscription, leur cheminée de panification peut ressembler à :</text:p>
      <text:p text:style-name="P2"><text:span text:style-name="Source_20_Text">Home &gt; About &gt; Register</text:span></text:p>
      <text:p text:style-name="P2">Il est à noter que ce traînage de la chapelet sera différent pour chaque utilisateur et chaque visite. Pour les sites, même légèrement complexes, le nombre d'étapes deviendra important. Pour simplifier l'affichage, le début de la piste est souvent abrégé:</text:p>
      <text:p text:style-name="P2"><text:span text:style-name="Source_20_Text">... &gt; About &gt; Register</text:span></text:p>
      <text:p text:style-name="P2">Instructions</text:p>
      <text:list text:style-name="L29">
        <text:list-item>
          <text:p text:style-name="P62">Point de contrôle 1 Passé</text:p>
          <text:p text:style-name="P62">1.</text:p>
          <text:p text:style-name="P62">Dans le volet de droite, nous avons la structure de base de la panure pour le site de voyage. Nous avons ajouté quelques mires basées sur les attributs.</text:p>
          <text:p text:style-name="P62"><text:soft-page-break/>Ajouter un <text:span text:style-name="Source_20_Text">attribute</text:span>à la classe <text:span text:style-name="Source_20_Text">li</text:span>les éléments à base d'attributs et a <text:span text:style-name="Source_20_Text">location</text:span>classe à la panure qui sont basées sur la localisation.</text:p>
        </text:list-item>
      </text:list>
      <text:list text:style-name="L30">
        <text:list-item>
          <text:p text:style-name="P63">Point de contrôle 2 Passé</text:p>
        </text:list-item>
      </text:list>
      <text:p text:style-name="P2">2.</text:p>
      <text:p text:style-name="P2">Modifier le CSS pour ne mettre que le caractère «-» entre les miettes de localisation.</text:p>
      <text:list text:style-name="L31">
        <text:list-item>
          <text:p text:style-name="P64">Point de contrôle 3 Passé</text:p>
        </text:list-item>
      </text:list>
      <text:p text:style-name="P2">3.</text:p>
      <text:p text:style-name="P2">Couleur des étiquettes d'ancrage «attribut» grises pour indiquer qu'elles sont différentes des étiquettes de «localisation».</text:p>
      <text:list text:style-name="L32">
        <text:list-item>
          <text:p text:style-name="P65">Point de contrôle 4 Passé</text:p>
        </text:list-item>
      </text:list>
      <text:p text:style-name="P2">4.</text:p>
      <text:p text:style-name="P2">Ajouter une indication « proche » en utilisant le <text:span text:style-name="Source_20_Text">:after</text:span>pseudosélectricien:</text:p>
      <text:p text:style-name="P17"><text:span text:style-name="Source_20_Text">.attribute a::after {</text:span></text:p>
      <text:p text:style-name="P17"><text:span text:style-name="Source_20_Text">  content: " x";</text:span></text:p>
      <text:p text:style-name="P17"><text:span text:style-name="Source_20_Text">  font-size: 8px;</text:span></text:p>
      <text:p text:style-name="P17"><text:span text:style-name="Source_20_Text">  vertical-align: super;</text:span></text:p>
      <text:p text:style-name="P17"><text:span text:style-name="Source_20_Text">}</text:span></text:p>
      <text:p text:style-name="P18"><text:span text:style-name="Source_20_Text">Copy to Clipboard</text:span></text:p>
      <text:p text:style-name="P2">Il est à noter que cette fonctionnalité n'a pas été mise en œuvre, nous nous concentrons sur l'affichage de la page uniquement.</text:p>
      <text:h text:style-name="P5" text:outline-level="3">Pitettes de paincrumb</text:h>
      <text:p text:style-name="P2">1 min</text:p>
      <text:p text:style-name="P2">Parfois, il n'est pas approprié d'utiliser la panure comme moyen de navigation secondaire au sein d'un site web. Les utilisateurs s'attendent à ce que la panure se comporte d'une certaine manière et les tentatives de s'en écarter peuvent les confondre. La plupart des utilisateurs s'attendent à des mires pour exposer la hiérarchie du site ou les attributs d'affichage de la page sur laquelle ils se trouvent. </text:p>
      <text:p text:style-name="P2">Les breadcrumbs path sont uniques au voyage d'un utilisateur et ne sont pas couramment mis en œuvre. N'utilisez ce type de chapelure que s'il y a une raison impérieuse.</text:p>
      <text:p text:style-name="P2">Bien que les miettes de la chapelure soient courantes, ce n'est pas la principale façon pour les utilisateurs de naviguer sur un site. Ne faites pas de la panure la seule structure de navigation.</text:p>
      <text:p text:style-name="P2">En général, la règle de ne rien ajouter de quoi que ce soit d'extrane au dessin s'applique ici. Si le site ne contient que quelques pages ou si les pages dans les chapées sont déjà disponibles par la navigation primaire, il y a peu de raisons d'inclure la chapelure dans la conception.</text:p>
      <text:p text:style-name="P2"><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Songti SC" style:font-family-asian="'Songti SC'" style:font-family-generic-asian="system" style:font-pitch-asian="variable" style:font-size-asian="10pt" style:font-weight-asian="bold" style:font-name-complex="Arial Unicode MS1" style:font-family-complex="'Arial Unicode M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30T17:56:26.188850000</meta:creation-date>
    <dc:date>2025-05-31T19:06:28.745959000</dc:date>
    <meta:editing-duration>PT6H45M21S</meta:editing-duration>
    <meta:editing-cycles>32</meta:editing-cycles>
    <meta:generator>LibreOffice/25.2.3.2$MacOSX_X86_64 LibreOffice_project/bbb074479178df812d175f709636b368952c2ce3</meta:generator>
    <meta:document-statistic meta:table-count="0" meta:image-count="7" meta:object-count="0" meta:page-count="31" meta:paragraph-count="652" meta:word-count="9397" meta:character-count="58494" meta:non-whitespace-character-count="49557"/>
  </office:meta>
</office:document-meta>
</file>